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31.94mm"/>
    </style:style>
    <style:style style:name="co4" style:family="table-column">
      <style:table-column-properties fo:break-before="auto" style:column-width="31.22mm"/>
    </style:style>
    <style:style style:name="co5" style:family="table-column">
      <style:table-column-properties fo:break-before="auto" style:column-width="27.96mm"/>
    </style:style>
    <style:style style:name="co6" style:family="table-column">
      <style:table-column-properties fo:break-before="auto" style:column-width="29.03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9.6mm"/>
    </style:style>
    <style:style style:name="co9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30kV_Rechnun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7" table:default-cell-style-name="ce9"/>
        <table:table-row table:style-name="ro1">
          <table:table-cell table:number-columns-repeated="6"/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>
            <text:p>30kV_Regressionsgerade</text:p>
          </table:table-cell>
          <table:table-cell table:number-columns-repeated="5"/>
          <table:table-cell table:style-name="Default"/>
          <table:table-cell/>
          <table:table-cell table:style-name="ce1" office:value-type="string" calcext:value-type="string">
            <text:p>30kV_Umrechnungsfaktor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y-y_quer</text:p>
          </table:table-cell>
          <table:table-cell table:style-name="ce5" office:value-type="string" calcext:value-type="string">
            <text:p>(Y-Y_quer)²</text:p>
          </table:table-cell>
          <table:table-cell table:style-name="ce5" office:value-type="string" calcext:value-type="string">
            <text:p>Y_dach</text:p>
          </table:table-cell>
          <table:table-cell table:style-name="ce5" office:value-type="string" calcext:value-type="string">
            <text:p>Y-Y_dach</text:p>
          </table:table-cell>
          <table:table-cell table:style-name="ce8" office:value-type="string" calcext:value-type="string">
            <text:p>(Y-Y_dach)²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y-y_quer</text:p>
          </table:table-cell>
          <table:table-cell table:style-name="ce5" office:value-type="string" calcext:value-type="string">
            <text:p>(Y-Y_quer)²</text:p>
          </table:table-cell>
          <table:table-cell table:style-name="ce5" office:value-type="string" calcext:value-type="string">
            <text:p>Y_dach</text:p>
          </table:table-cell>
          <table:table-cell table:style-name="ce5" office:value-type="string" calcext:value-type="string">
            <text:p>Y-Y_dach</text:p>
          </table:table-cell>
          <table:table-cell table:style-name="ce8" office:value-type="string" calcext:value-type="string">
            <text:p>(Y-Y_dach)²</text:p>
          </table:table-cell>
        </table:table-row>
        <table:table-row table:style-name="ro1">
          <table:table-cell table:style-name="ce3" office:value-type="float" office:value="1.996" calcext:value-type="float">
            <text:p>1,996</text:p>
          </table:table-cell>
          <table:table-cell office:value-type="float" office:value="29.95" calcext:value-type="float">
            <text:p>29,95</text:p>
          </table:table-cell>
          <table:table-cell table:formula="of:=[.B4]-[.$B$12]" office:value-type="float" office:value="12.405" calcext:value-type="float">
            <text:p>12,405</text:p>
          </table:table-cell>
          <table:table-cell table:formula="of:=[.C4]*[.C4]" office:value-type="float" office:value="153.884025" calcext:value-type="float">
            <text:p>153,884025</text:p>
          </table:table-cell>
          <table:table-cell table:formula="of:=[.$B$14]*[.A4]+[.$B$15]" office:value-type="float" office:value="29.8846594646848" calcext:value-type="float">
            <text:p>29,8846594647</text:p>
          </table:table-cell>
          <table:table-cell table:formula="of:=[.B4]-[.E4]" office:value-type="float" office:value="0.065340535315201" calcext:value-type="float">
            <text:p>0,0653405353</text:p>
          </table:table-cell>
          <table:table-cell table:formula="of:=[.F4]*[.F4]" office:value-type="float" office:value="0.00426938555527703" calcext:value-type="float">
            <text:p>0,0042693856</text:p>
          </table:table-cell>
          <table:table-cell/>
          <table:table-cell table:style-name="ce3" office:value-type="float" office:value="1.996" calcext:value-type="float">
            <text:p>1,996</text:p>
          </table:table-cell>
          <table:table-cell office:value-type="float" office:value="29.95" calcext:value-type="float">
            <text:p>29,95</text:p>
          </table:table-cell>
          <table:table-cell table:formula="of:=[.J4]-[.$J$12]" office:value-type="float" office:value="12.405" calcext:value-type="float">
            <text:p>12,405</text:p>
          </table:table-cell>
          <table:table-cell table:formula="of:=[.K4]*[.K4]" office:value-type="float" office:value="153.884025" calcext:value-type="float">
            <text:p>153,884025</text:p>
          </table:table-cell>
          <table:table-cell table:formula="of:=[.$J$14]*[.I4]+[.$J$15]" office:value-type="float" office:value="29.591483984098" calcext:value-type="float">
            <text:p>29,5914839841</text:p>
          </table:table-cell>
          <table:table-cell table:formula="of:=[.J4]-[.M4]" office:value-type="float" office:value="0.358516015901998" calcext:value-type="float">
            <text:p>0,3585160159</text:p>
          </table:table-cell>
          <table:table-cell table:formula="of:=[.N4]*[.N4]" office:value-type="float" office:value="0.128533733658242" calcext:value-type="float">
            <text:p>0,1285337337</text:p>
          </table:table-cell>
        </table:table-row>
        <table:table-row table:style-name="ro1">
          <table:table-cell table:style-name="ce3" office:value-type="float" office:value="1.69" calcext:value-type="float">
            <text:p>1,69</text:p>
          </table:table-cell>
          <table:table-cell office:value-type="float" office:value="25.19" calcext:value-type="float">
            <text:p>25,19</text:p>
          </table:table-cell>
          <table:table-cell table:formula="of:=[.B5]-[.$B$12]" office:value-type="float" office:value="7.645" calcext:value-type="float">
            <text:p>7,645</text:p>
          </table:table-cell>
          <table:table-cell table:formula="of:=[.C5]*[.C5]" office:value-type="float" office:value="58.446025" calcext:value-type="float">
            <text:p>58,446025</text:p>
          </table:table-cell>
          <table:table-cell table:formula="of:=[.$B$14]*[.A5]+[.$B$15]" office:value-type="float" office:value="25.249713724675" calcext:value-type="float">
            <text:p>25,2497137247</text:p>
          </table:table-cell>
          <table:table-cell table:formula="of:=[.B5]-[.E5]" office:value-type="float" office:value="-0.0597137246749959" calcext:value-type="float">
            <text:p>-0,0597137247</text:p>
          </table:table-cell>
          <table:table-cell table:formula="of:=[.F5]*[.F5]" office:value-type="float" office:value="0.00356572891456122" calcext:value-type="float">
            <text:p>0,0035657289</text:p>
          </table:table-cell>
          <table:table-cell/>
          <table:table-cell table:style-name="ce3" office:value-type="float" office:value="1.69" calcext:value-type="float">
            <text:p>1,69</text:p>
          </table:table-cell>
          <table:table-cell office:value-type="float" office:value="25.19" calcext:value-type="float">
            <text:p>25,19</text:p>
          </table:table-cell>
          <table:table-cell table:formula="of:=[.J5]-[.$J$12]" office:value-type="float" office:value="7.645" calcext:value-type="float">
            <text:p>7,645</text:p>
          </table:table-cell>
          <table:table-cell table:formula="of:=[.K5]*[.K5]" office:value-type="float" office:value="58.446025" calcext:value-type="float">
            <text:p>58,446025</text:p>
          </table:table-cell>
          <table:table-cell table:formula="of:=[.$J$14]*[.I5]+[.$J$15]" office:value-type="float" office:value="25.001483984098" calcext:value-type="float">
            <text:p>25,0014839841</text:p>
          </table:table-cell>
          <table:table-cell table:formula="of:=[.J5]-[.M5]" office:value-type="float" office:value="0.188516015902003" calcext:value-type="float">
            <text:p>0,1885160159</text:p>
          </table:table-cell>
          <table:table-cell table:formula="of:=[.N5]*[.N5]" office:value-type="float" office:value="0.0355382882515643" calcext:value-type="float">
            <text:p>0,0355382883</text:p>
          </table:table-cell>
        </table:table-row>
        <table:table-row table:style-name="ro1">
          <table:table-cell table:style-name="ce3" office:value-type="float" office:value="1.348" calcext:value-type="float">
            <text:p>1,348</text:p>
          </table:table-cell>
          <table:table-cell office:value-type="float" office:value="20.04" calcext:value-type="float">
            <text:p>20,04</text:p>
          </table:table-cell>
          <table:table-cell table:formula="of:=[.B6]-[.$B$12]" office:value-type="float" office:value="2.495" calcext:value-type="float">
            <text:p>2,495</text:p>
          </table:table-cell>
          <table:table-cell table:formula="of:=[.C6]*[.C6]" office:value-type="float" office:value="6.22502499999999" calcext:value-type="float">
            <text:p>6,225025</text:p>
          </table:table-cell>
          <table:table-cell table:formula="of:=[.$B$14]*[.A6]+[.$B$15]" office:value-type="float" office:value="20.0694802505464" calcext:value-type="float">
            <text:p>20,0694802505</text:p>
          </table:table-cell>
          <table:table-cell table:formula="of:=[.B6]-[.E6]" office:value-type="float" office:value="-0.0294802505464027" calcext:value-type="float">
            <text:p>-0,0294802505</text:p>
          </table:table-cell>
          <table:table-cell table:formula="of:=[.F6]*[.F6]" office:value-type="float" office:value="0.000869085172278676" calcext:value-type="float">
            <text:p>0,0008690852</text:p>
          </table:table-cell>
          <table:table-cell/>
          <table:table-cell table:style-name="ce3" office:value-type="float" office:value="1.348" calcext:value-type="float">
            <text:p>1,348</text:p>
          </table:table-cell>
          <table:table-cell office:value-type="float" office:value="20.04" calcext:value-type="float">
            <text:p>20,04</text:p>
          </table:table-cell>
          <table:table-cell table:formula="of:=[.J6]-[.$J$12]" office:value-type="float" office:value="2.495" calcext:value-type="float">
            <text:p>2,495</text:p>
          </table:table-cell>
          <table:table-cell table:formula="of:=[.K6]*[.K6]" office:value-type="float" office:value="6.22502499999999" calcext:value-type="float">
            <text:p>6,225025</text:p>
          </table:table-cell>
          <table:table-cell table:formula="of:=[.$J$14]*[.I6]+[.$J$15]" office:value-type="float" office:value="19.871483984098" calcext:value-type="float">
            <text:p>19,8714839841</text:p>
          </table:table-cell>
          <table:table-cell table:formula="of:=[.J6]-[.M6]" office:value-type="float" office:value="0.168516015901997" calcext:value-type="float">
            <text:p>0,1685160159</text:p>
          </table:table-cell>
          <table:table-cell table:formula="of:=[.N6]*[.N6]" office:value-type="float" office:value="0.0283976476154819" calcext:value-type="float">
            <text:p>0,0283976476</text:p>
          </table:table-cell>
        </table:table-row>
        <table:table-row table:style-name="ro1">
          <table:table-cell table:style-name="ce3" office:value-type="float" office:value="1.01" calcext:value-type="float">
            <text:p>1,01</text:p>
          </table:table-cell>
          <table:table-cell office:value-type="float" office:value="15.1" calcext:value-type="float">
            <text:p>15,1</text:p>
          </table:table-cell>
          <table:table-cell table:formula="of:=[.B7]-[.$B$12]" office:value-type="float" office:value="-2.445" calcext:value-type="float">
            <text:p>-2,445</text:p>
          </table:table-cell>
          <table:table-cell table:formula="of:=[.C7]*[.C7]" office:value-type="float" office:value="5.97802500000001" calcext:value-type="float">
            <text:p>5,978025</text:p>
          </table:table-cell>
          <table:table-cell table:formula="of:=[.$B$14]*[.A7]+[.$B$15]" office:value-type="float" office:value="14.949834302431" calcext:value-type="float">
            <text:p>14,9498343024</text:p>
          </table:table-cell>
          <table:table-cell table:formula="of:=[.B7]-[.E7]" office:value-type="float" office:value="0.150165697568999" calcext:value-type="float">
            <text:p>0,1501656976</text:p>
          </table:table-cell>
          <table:table-cell table:formula="of:=[.F7]*[.F7]" office:value-type="float" office:value="0.0225497367263842" calcext:value-type="float">
            <text:p>0,0225497367</text:p>
          </table:table-cell>
          <table:table-cell/>
          <table:table-cell table:style-name="ce3" office:value-type="float" office:value="1.01" calcext:value-type="float">
            <text:p>1,01</text:p>
          </table:table-cell>
          <table:table-cell office:value-type="float" office:value="15.1" calcext:value-type="float">
            <text:p>15,1</text:p>
          </table:table-cell>
          <table:table-cell table:formula="of:=[.J7]-[.$J$12]" office:value-type="float" office:value="-2.445" calcext:value-type="float">
            <text:p>-2,445</text:p>
          </table:table-cell>
          <table:table-cell table:formula="of:=[.K7]*[.K7]" office:value-type="float" office:value="5.97802500000001" calcext:value-type="float">
            <text:p>5,978025</text:p>
          </table:table-cell>
          <table:table-cell table:formula="of:=[.$J$14]*[.I7]+[.$J$15]" office:value-type="float" office:value="14.801483984098" calcext:value-type="float">
            <text:p>14,8014839841</text:p>
          </table:table-cell>
          <table:table-cell table:formula="of:=[.J7]-[.M7]" office:value-type="float" office:value="0.298516015901999" calcext:value-type="float">
            <text:p>0,2985160159</text:p>
          </table:table-cell>
          <table:table-cell table:formula="of:=[.N7]*[.N7]" office:value-type="float" office:value="0.0891118117500026" calcext:value-type="float">
            <text:p>0,0891118118</text:p>
          </table:table-cell>
        </table:table-row>
        <table:table-row table:style-name="ro1">
          <table:table-cell table:style-name="ce3" office:value-type="float" office:value="0.697" calcext:value-type="float">
            <text:p>0,697</text:p>
          </table:table-cell>
          <table:table-cell office:value-type="float" office:value="9.93" calcext:value-type="float">
            <text:p>9,93</text:p>
          </table:table-cell>
          <table:table-cell table:formula="of:=[.B8]-[.$B$12]" office:value-type="float" office:value="-7.615" calcext:value-type="float">
            <text:p>-7,615</text:p>
          </table:table-cell>
          <table:table-cell table:formula="of:=[.C8]*[.C8]" office:value-type="float" office:value="57.988225" calcext:value-type="float">
            <text:p>57,988225</text:p>
          </table:table-cell>
          <table:table-cell table:formula="of:=[.$B$14]*[.A8]+[.$B$15]" office:value-type="float" office:value="10.2088603918981" calcext:value-type="float">
            <text:p>10,2088603919</text:p>
          </table:table-cell>
          <table:table-cell table:formula="of:=[.B8]-[.E8]" office:value-type="float" office:value="-0.278860391898101" calcext:value-type="float">
            <text:p>-0,2788603919</text:p>
          </table:table-cell>
          <table:table-cell table:formula="of:=[.F8]*[.F8]" office:value-type="float" office:value="0.0777631181695627" calcext:value-type="float">
            <text:p>0,0777631182</text:p>
          </table:table-cell>
          <table:table-cell/>
          <table:table-cell table:style-name="ce3" office:value-type="float" office:value="0.697" calcext:value-type="float">
            <text:p>0,697</text:p>
          </table:table-cell>
          <table:table-cell office:value-type="float" office:value="9.93" calcext:value-type="float">
            <text:p>9,93</text:p>
          </table:table-cell>
          <table:table-cell table:formula="of:=[.J8]-[.$J$12]" office:value-type="float" office:value="-7.615" calcext:value-type="float">
            <text:p>-7,615</text:p>
          </table:table-cell>
          <table:table-cell table:formula="of:=[.K8]*[.K8]" office:value-type="float" office:value="57.988225" calcext:value-type="float">
            <text:p>57,988225</text:p>
          </table:table-cell>
          <table:table-cell table:formula="of:=[.$J$14]*[.I8]+[.$J$15]" office:value-type="float" office:value="10.106483984098" calcext:value-type="float">
            <text:p>10,1064839841</text:p>
          </table:table-cell>
          <table:table-cell table:formula="of:=[.J8]-[.M8]" office:value-type="float" office:value="-0.176483984098002" calcext:value-type="float">
            <text:p>-0,1764839841</text:p>
          </table:table-cell>
          <table:table-cell table:formula="of:=[.N8]*[.N8]" office:value-type="float" office:value="0.031146596643104" calcext:value-type="float">
            <text:p>0,0311465966</text:p>
          </table:table-cell>
        </table:table-row>
        <table:table-row table:style-name="ro1">
          <table:table-cell table:style-name="ce3" office:value-type="float" office:value="0.347" calcext:value-type="float">
            <text:p>0,347</text:p>
          </table:table-cell>
          <table:table-cell office:value-type="float" office:value="5.06" calcext:value-type="float">
            <text:p>5,06</text:p>
          </table:table-cell>
          <table:table-cell table:formula="of:=[.B9]-[.$B$12]" office:value-type="float" office:value="-12.485" calcext:value-type="float">
            <text:p>-12,485</text:p>
          </table:table-cell>
          <table:table-cell table:formula="of:=[.C9]*[.C9]" office:value-type="float" office:value="155.875225" calcext:value-type="float">
            <text:p>155,875225</text:p>
          </table:table-cell>
          <table:table-cell table:formula="of:=[.$B$14]*[.A9]+[.$B$15]" office:value-type="float" office:value="4.9074518657431" calcext:value-type="float">
            <text:p>4,9074518657</text:p>
          </table:table-cell>
          <table:table-cell table:formula="of:=[.B9]-[.E9]" office:value-type="float" office:value="0.152548134256899" calcext:value-type="float">
            <text:p>0,1525481343</text:p>
          </table:table-cell>
          <table:table-cell table:formula="of:=[.F9]*[.F9]" office:value-type="float" office:value="0.023270933265261" calcext:value-type="float">
            <text:p>0,0232709333</text:p>
          </table:table-cell>
          <table:table-cell/>
          <table:table-cell table:style-name="ce3" office:value-type="float" office:value="0.347" calcext:value-type="float">
            <text:p>0,347</text:p>
          </table:table-cell>
          <table:table-cell office:value-type="float" office:value="5.06" calcext:value-type="float">
            <text:p>5,06</text:p>
          </table:table-cell>
          <table:table-cell table:formula="of:=[.J9]-[.$J$12]" office:value-type="float" office:value="-12.485" calcext:value-type="float">
            <text:p>-12,485</text:p>
          </table:table-cell>
          <table:table-cell table:formula="of:=[.K9]*[.K9]" office:value-type="float" office:value="155.875225" calcext:value-type="float">
            <text:p>155,875225</text:p>
          </table:table-cell>
          <table:table-cell table:formula="of:=[.$J$14]*[.I9]+[.$J$15]" office:value-type="float" office:value="4.856483984098" calcext:value-type="float">
            <text:p>4,8564839841</text:p>
          </table:table-cell>
          <table:table-cell table:formula="of:=[.J9]-[.M9]" office:value-type="float" office:value="0.203516015901999" calcext:value-type="float">
            <text:p>0,2035160159</text:p>
          </table:table-cell>
          <table:table-cell table:formula="of:=[.N9]*[.N9]" office:value-type="float" office:value="0.0414187687286228" calcext:value-type="float">
            <text:p>0,0414187687</text:p>
          </table:table-cell>
        </table:table-row>
        <table:table-row table:style-name="ro1">
          <table:table-cell table:style-name="ce3"/>
          <table:table-cell table:number-columns-repeated="7"/>
          <table:table-cell table:style-name="ce3"/>
          <table:table-cell table:number-columns-repeated="6"/>
        </table:table-row>
        <table:table-row table:style-name="ro1">
          <table:table-cell table:style-name="ce3" office:value-type="string" calcext:value-type="string">
            <text:p>SUMME</text:p>
          </table:table-cell>
          <table:table-cell/>
          <table:table-cell table:formula="of:=SUM([.C4:.C9])" office:value-type="float" office:value="0" calcext:value-type="float">
            <text:p>0</text:p>
          </table:table-cell>
          <table:table-cell table:formula="of:=SUM([.D4:.D9])" office:value-type="float" office:value="438.39655" calcext:value-type="float">
            <text:p>438,39655</text:p>
          </table:table-cell>
          <table:table-cell table:formula="of:=SUM([.E4:.E9])" office:value-type="float" office:value="105.269999999978" calcext:value-type="float">
            <text:p>105,27</text:p>
          </table:table-cell>
          <table:table-cell table:formula="of:=SUM([.F4:.F9])" office:value-type="float" office:value="0.0000000000215996109886873" calcext:value-type="float">
            <text:p>2,15996109886873E-11</text:p>
          </table:table-cell>
          <table:table-cell table:formula="of:=SUM([.G4:.G9])" office:value-type="float" office:value="0.132287987803325" calcext:value-type="float">
            <text:p>0,1322879878</text:p>
          </table:table-cell>
          <table:table-cell/>
          <table:table-cell table:style-name="ce3" office:value-type="string" calcext:value-type="string">
            <text:p>SUMME</text:p>
          </table:table-cell>
          <table:table-cell/>
          <table:table-cell table:formula="of:=SUM([.K4:.K9])" office:value-type="float" office:value="0" calcext:value-type="float">
            <text:p>0</text:p>
          </table:table-cell>
          <table:table-cell table:formula="of:=SUM([.L4:.L9])" office:value-type="float" office:value="438.39655" calcext:value-type="float">
            <text:p>438,39655</text:p>
          </table:table-cell>
          <table:table-cell table:formula="of:=SUM([.M4:.M9])" office:value-type="float" office:value="104.228903904588" calcext:value-type="float">
            <text:p>104,2289039046</text:p>
          </table:table-cell>
          <table:table-cell table:formula="of:=SUM([.N4:.N9])" office:value-type="float" office:value="1.04109609541199" calcext:value-type="float">
            <text:p>1,0410960954</text:p>
          </table:table-cell>
          <table:table-cell table:formula="of:=SUM([.O4:.O9])" office:value-type="float" office:value="0.354146846647017" calcext:value-type="float">
            <text:p>0,3541468466</text:p>
          </table:table-cell>
        </table:table-row>
        <table:table-row table:style-name="ro1">
          <table:table-cell table:style-name="ce3" office:value-type="string" calcext:value-type="string">
            <text:p>Y_quer</text:p>
          </table:table-cell>
          <table:table-cell table:formula="of:=SUM([.B4:.B9])/6" office:value-type="float" office:value="17.545" calcext:value-type="float">
            <text:p>17,545</text:p>
          </table:table-cell>
          <table:table-cell table:number-columns-repeated="6"/>
          <table:table-cell table:style-name="ce3" office:value-type="string" calcext:value-type="string">
            <text:p>Y_quer</text:p>
          </table:table-cell>
          <table:table-cell table:formula="of:=SUM([.J4:.J9])/6" office:value-type="float" office:value="17.545" calcext:value-type="float">
            <text:p>17,545</text:p>
          </table:table-cell>
          <table:table-cell table:number-columns-repeated="5"/>
        </table:table-row>
        <table:table-row table:style-name="ro1">
          <table:table-cell table:style-name="ce3"/>
          <table:table-cell table:number-columns-repeated="7"/>
          <table:table-cell table:style-name="ce3"/>
          <table:table-cell table:number-columns-repeated="6"/>
        </table:table-row>
        <table:table-row table:style-name="ro1">
          <table:table-cell table:style-name="ce3" office:value-type="string" calcext:value-type="string">
            <text:p>m</text:p>
          </table:table-cell>
          <table:table-cell office:value-type="float" office:value="15.1468815033" calcext:value-type="float">
            <text:p>15,1468815033</text:p>
          </table:table-cell>
          <table:table-cell table:number-columns-repeated="6"/>
          <table:table-cell table:style-name="ce3"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6" office:value-type="float" office:value="-0.348516015902" calcext:value-type="float">
            <text:p>-0,3485160159</text:p>
          </table:table-cell>
          <table:table-cell table:style-name="ce6"/>
          <table:table-cell table:style-name="ce6" office:value-type="string" calcext:value-type="string">
            <text:p>R²=</text:p>
          </table:table-cell>
          <table:table-cell table:style-name="ce6" table:formula="of:=1-([.G11]/[.D11])" office:value-type="float" office:value="0.999698245828341" calcext:value-type="float">
            <text:p>0,9996982458</text:p>
          </table:table-cell>
          <table:table-cell table:style-name="ce6"/>
          <table:table-cell table:style-name="ce10"/>
          <table:table-cell/>
          <table:table-cell table:style-name="ce4" office:value-type="string" calcext:value-type="string">
            <text:p>b</text:p>
          </table:table-cell>
          <table:table-cell table:style-name="ce6" office:value-type="float" office:value="-0.348516015902" calcext:value-type="float">
            <text:p>-0,3485160159</text:p>
          </table:table-cell>
          <table:table-cell table:style-name="ce6"/>
          <table:table-cell table:style-name="ce6" office:value-type="string" calcext:value-type="string">
            <text:p>R²=</text:p>
          </table:table-cell>
          <table:table-cell table:style-name="ce6" table:formula="of:=1-([.O11]/[.L11])" office:value-type="float" office:value="0.999192176930573" calcext:value-type="float">
            <text:p>0,9991921769</text:p>
          </table:table-cell>
          <table:table-cell table:style-name="ce6"/>
          <table:table-cell table:style-name="ce10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>
            <text:p>30kV_Ursprung</text:p>
          </table:table-cell>
          <table:table-cell table:number-columns-repeated="5"/>
          <table:table-cell table:style-name="Default"/>
          <table:table-cell/>
          <table:table-cell table:style-name="ce1" office:value-type="string" calcext:value-type="string">
            <text:p>30kV_Ursprung+Umrechnungsfaktor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2"/>
          <table:table-cell table:style-name="ce5" table:number-columns-repeated="5"/>
          <table:table-cell table:style-name="ce8"/>
          <table:table-cell/>
          <table:table-cell table:style-name="ce2"/>
          <table:table-cell table:style-name="ce5" table:number-columns-repeated="5"/>
          <table:table-cell table:style-name="ce8"/>
        </table:table-row>
        <table:table-row table:style-name="ro1">
          <table:table-cell table:style-name="ce3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-y_quer</text:p>
          </table:table-cell>
          <table:table-cell office:value-type="string" calcext:value-type="string">
            <text:p>(Y-Y_quer)²</text:p>
          </table:table-cell>
          <table:table-cell office:value-type="string" calcext:value-type="string">
            <text:p>Y_dach</text:p>
          </table:table-cell>
          <table:table-cell office:value-type="string" calcext:value-type="string">
            <text:p>Y-Y_dach</text:p>
          </table:table-cell>
          <table:table-cell office:value-type="string" calcext:value-type="string">
            <text:p>(Y-Y_dach)²</text:p>
          </table:table-cell>
          <table:table-cell/>
          <table:table-cell table:style-name="ce3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-y_quer</text:p>
          </table:table-cell>
          <table:table-cell office:value-type="string" calcext:value-type="string">
            <text:p>(Y-Y_quer)²</text:p>
          </table:table-cell>
          <table:table-cell office:value-type="string" calcext:value-type="string">
            <text:p>Y_dach</text:p>
          </table:table-cell>
          <table:table-cell office:value-type="string" calcext:value-type="string">
            <text:p>Y-Y_dach</text:p>
          </table:table-cell>
          <table:table-cell office:value-type="string" calcext:value-type="string">
            <text:p>(Y-Y_dach)²</text:p>
          </table:table-cell>
        </table:table-row>
        <table:table-row table:style-name="ro1">
          <table:table-cell table:style-name="ce3" office:value-type="float" office:value="1.996" calcext:value-type="float">
            <text:p>1,996</text:p>
          </table:table-cell>
          <table:table-cell office:value-type="float" office:value="29.95" calcext:value-type="float">
            <text:p>29,95</text:p>
          </table:table-cell>
          <table:table-cell table:formula="of:=[.B21]-[.$B$32]" office:value-type="float" office:value="29.95" calcext:value-type="float">
            <text:p>29,95</text:p>
          </table:table-cell>
          <table:table-cell table:formula="of:=[.C21]*[.C21]" office:value-type="float" office:value="897.0025" calcext:value-type="float">
            <text:p>897,0025</text:p>
          </table:table-cell>
          <table:table-cell table:formula="of:=[.$B$31]*[.A21]" office:value-type="float" office:value="29.7537021791527" calcext:value-type="float">
            <text:p>29,7537021792</text:p>
          </table:table-cell>
          <table:table-cell table:formula="of:=[.B21]-[.E21]" office:value-type="float" office:value="0.196297820847253" calcext:value-type="float">
            <text:p>0,1962978208</text:p>
          </table:table-cell>
          <table:table-cell table:formula="of:=[.F21]*[.F21]" office:value-type="float" office:value="0.0385328344693801" calcext:value-type="float">
            <text:p>0,0385328345</text:p>
          </table:table-cell>
          <table:table-cell/>
          <table:table-cell table:style-name="ce3" office:value-type="float" office:value="1.996" calcext:value-type="float">
            <text:p>1,996</text:p>
          </table:table-cell>
          <table:table-cell office:value-type="float" office:value="29.95" calcext:value-type="float">
            <text:p>29,95</text:p>
          </table:table-cell>
          <table:table-cell table:formula="of:=[.J21]-[.$K$32]" office:value-type="float" office:value="29.95" calcext:value-type="float">
            <text:p>29,95</text:p>
          </table:table-cell>
          <table:table-cell table:formula="of:=[.K21]*[.K21]" office:value-type="float" office:value="897.0025" calcext:value-type="float">
            <text:p>897,0025</text:p>
          </table:table-cell>
          <table:table-cell table:formula="of:=[.$J$31]*[.I21]" office:value-type="float" office:value="29.94" calcext:value-type="float">
            <text:p>29,94</text:p>
          </table:table-cell>
          <table:table-cell table:formula="of:=[.J21]-[.M21]" office:value-type="float" office:value="0.00999999999999801" calcext:value-type="float">
            <text:p>0,01</text:p>
          </table:table-cell>
          <table:table-cell table:formula="of:=[.N21]*[.N21]" office:value-type="float" office:value="0.0000999999999999602" calcext:value-type="float">
            <text:p>0,0001</text:p>
          </table:table-cell>
        </table:table-row>
        <table:table-row table:style-name="ro1">
          <table:table-cell table:style-name="ce3" office:value-type="float" office:value="1.69" calcext:value-type="float">
            <text:p>1,69</text:p>
          </table:table-cell>
          <table:table-cell office:value-type="float" office:value="25.19" calcext:value-type="float">
            <text:p>25,19</text:p>
          </table:table-cell>
          <table:table-cell table:formula="of:=[.B22]-[.$B$32]" office:value-type="float" office:value="25.19" calcext:value-type="float">
            <text:p>25,19</text:p>
          </table:table-cell>
          <table:table-cell table:formula="of:=[.C22]*[.C22]" office:value-type="float" office:value="634.5361" calcext:value-type="float">
            <text:p>634,5361</text:p>
          </table:table-cell>
          <table:table-cell table:formula="of:=[.$B$31]*[.A22]" office:value-type="float" office:value="25.1922628671183" calcext:value-type="float">
            <text:p>25,1922628671</text:p>
          </table:table-cell>
          <table:table-cell table:formula="of:=[.B22]-[.E22]" office:value-type="float" office:value="-0.00226286711830781" calcext:value-type="float">
            <text:p>-0,0022628671</text:p>
          </table:table-cell>
          <table:table-cell table:formula="of:=[.F22]*[.F22]" office:value-type="float" office:value="0.00000512056759511869" calcext:value-type="float">
            <text:p>5,12056759511869E-06</text:p>
          </table:table-cell>
          <table:table-cell/>
          <table:table-cell table:style-name="ce3" office:value-type="float" office:value="1.69" calcext:value-type="float">
            <text:p>1,69</text:p>
          </table:table-cell>
          <table:table-cell office:value-type="float" office:value="25.19" calcext:value-type="float">
            <text:p>25,19</text:p>
          </table:table-cell>
          <table:table-cell table:formula="of:=[.J22]-[.$K$32]" office:value-type="float" office:value="25.19" calcext:value-type="float">
            <text:p>25,19</text:p>
          </table:table-cell>
          <table:table-cell table:formula="of:=[.K22]*[.K22]" office:value-type="float" office:value="634.5361" calcext:value-type="float">
            <text:p>634,5361</text:p>
          </table:table-cell>
          <table:table-cell table:formula="of:=[.$J$31]*[.I22]" office:value-type="float" office:value="25.35" calcext:value-type="float">
            <text:p>25,35</text:p>
          </table:table-cell>
          <table:table-cell table:formula="of:=[.J22]-[.M22]" office:value-type="float" office:value="-0.159999999999997" calcext:value-type="float">
            <text:p>-0,16</text:p>
          </table:table-cell>
          <table:table-cell table:formula="of:=[.N22]*[.N22]" office:value-type="float" office:value="0.0255999999999989" calcext:value-type="float">
            <text:p>0,0256</text:p>
          </table:table-cell>
        </table:table-row>
        <table:table-row table:style-name="ro1">
          <table:table-cell table:style-name="ce3" office:value-type="float" office:value="1.348" calcext:value-type="float">
            <text:p>1,348</text:p>
          </table:table-cell>
          <table:table-cell office:value-type="float" office:value="20.04" calcext:value-type="float">
            <text:p>20,04</text:p>
          </table:table-cell>
          <table:table-cell table:formula="of:=[.B23]-[.$B$32]" office:value-type="float" office:value="20.04" calcext:value-type="float">
            <text:p>20,04</text:p>
          </table:table-cell>
          <table:table-cell table:formula="of:=[.C23]*[.C23]" office:value-type="float" office:value="401.6016" calcext:value-type="float">
            <text:p>401,6016</text:p>
          </table:table-cell>
          <table:table-cell table:formula="of:=[.$B$31]*[.A23]" office:value-type="float" office:value="20.094183636021" calcext:value-type="float">
            <text:p>20,094183636</text:p>
          </table:table-cell>
          <table:table-cell table:formula="of:=[.B23]-[.E23]" office:value-type="float" office:value="-0.0541836360209977" calcext:value-type="float">
            <text:p>-0,054183636</text:p>
          </table:table-cell>
          <table:table-cell table:formula="of:=[.F23]*[.F23]" office:value-type="float" office:value="0.00293586641245596" calcext:value-type="float">
            <text:p>0,0029358664</text:p>
          </table:table-cell>
          <table:table-cell/>
          <table:table-cell table:style-name="ce3" office:value-type="float" office:value="1.348" calcext:value-type="float">
            <text:p>1,348</text:p>
          </table:table-cell>
          <table:table-cell office:value-type="float" office:value="20.04" calcext:value-type="float">
            <text:p>20,04</text:p>
          </table:table-cell>
          <table:table-cell table:formula="of:=[.J23]-[.$K$32]" office:value-type="float" office:value="20.04" calcext:value-type="float">
            <text:p>20,04</text:p>
          </table:table-cell>
          <table:table-cell table:formula="of:=[.K23]*[.K23]" office:value-type="float" office:value="401.6016" calcext:value-type="float">
            <text:p>401,6016</text:p>
          </table:table-cell>
          <table:table-cell table:formula="of:=[.$J$31]*[.I23]" office:value-type="float" office:value="20.22" calcext:value-type="float">
            <text:p>20,22</text:p>
          </table:table-cell>
          <table:table-cell table:formula="of:=[.J23]-[.M23]" office:value-type="float" office:value="-0.180000000000003" calcext:value-type="float">
            <text:p>-0,18</text:p>
          </table:table-cell>
          <table:table-cell table:formula="of:=[.N23]*[.N23]" office:value-type="float" office:value="0.0324000000000012" calcext:value-type="float">
            <text:p>0,0324</text:p>
          </table:table-cell>
        </table:table-row>
        <table:table-row table:style-name="ro1">
          <table:table-cell table:style-name="ce3" office:value-type="float" office:value="1.01" calcext:value-type="float">
            <text:p>1,01</text:p>
          </table:table-cell>
          <table:table-cell office:value-type="float" office:value="15.1" calcext:value-type="float">
            <text:p>15,1</text:p>
          </table:table-cell>
          <table:table-cell table:formula="of:=[.B24]-[.$B$32]" office:value-type="float" office:value="15.1" calcext:value-type="float">
            <text:p>15,1</text:p>
          </table:table-cell>
          <table:table-cell table:formula="of:=[.C24]*[.C24]" office:value-type="float" office:value="228.01" calcext:value-type="float">
            <text:p>228,01</text:p>
          </table:table-cell>
          <table:table-cell table:formula="of:=[.$B$31]*[.A24]" office:value-type="float" office:value="15.0557310625973" calcext:value-type="float">
            <text:p>15,0557310626</text:p>
          </table:table-cell>
          <table:table-cell table:formula="of:=[.B24]-[.E24]" office:value-type="float" office:value="0.0442689374026681" calcext:value-type="float">
            <text:p>0,0442689374</text:p>
          </table:table-cell>
          <table:table-cell table:formula="of:=[.F24]*[.F24]" office:value-type="float" office:value="0.00195973881876135" calcext:value-type="float">
            <text:p>0,0019597388</text:p>
          </table:table-cell>
          <table:table-cell/>
          <table:table-cell table:style-name="ce3" office:value-type="float" office:value="1.01" calcext:value-type="float">
            <text:p>1,01</text:p>
          </table:table-cell>
          <table:table-cell office:value-type="float" office:value="15.1" calcext:value-type="float">
            <text:p>15,1</text:p>
          </table:table-cell>
          <table:table-cell table:formula="of:=[.J24]-[.$K$32]" office:value-type="float" office:value="15.1" calcext:value-type="float">
            <text:p>15,1</text:p>
          </table:table-cell>
          <table:table-cell table:formula="of:=[.K24]*[.K24]" office:value-type="float" office:value="228.01" calcext:value-type="float">
            <text:p>228,01</text:p>
          </table:table-cell>
          <table:table-cell table:formula="of:=[.$J$31]*[.I24]" office:value-type="float" office:value="15.15" calcext:value-type="float">
            <text:p>15,15</text:p>
          </table:table-cell>
          <table:table-cell table:formula="of:=[.J24]-[.M24]" office:value-type="float" office:value="-0.0500000000000007" calcext:value-type="float">
            <text:p>-0,05</text:p>
          </table:table-cell>
          <table:table-cell table:formula="of:=[.N24]*[.N24]" office:value-type="float" office:value="0.00250000000000007" calcext:value-type="float">
            <text:p>0,0025</text:p>
          </table:table-cell>
        </table:table-row>
        <table:table-row table:style-name="ro1">
          <table:table-cell table:style-name="ce3" office:value-type="float" office:value="0.697" calcext:value-type="float">
            <text:p>0,697</text:p>
          </table:table-cell>
          <table:table-cell office:value-type="float" office:value="9.93" calcext:value-type="float">
            <text:p>9,93</text:p>
          </table:table-cell>
          <table:table-cell table:formula="of:=[.B25]-[.$B$32]" office:value-type="float" office:value="9.93" calcext:value-type="float">
            <text:p>9,93</text:p>
          </table:table-cell>
          <table:table-cell table:formula="of:=[.C25]*[.C25]" office:value-type="float" office:value="98.6049" calcext:value-type="float">
            <text:p>98,6049</text:p>
          </table:table-cell>
          <table:table-cell table:formula="of:=[.$B$31]*[.A25]" office:value-type="float" office:value="10.389945099634" calcext:value-type="float">
            <text:p>10,3899450996</text:p>
          </table:table-cell>
          <table:table-cell table:formula="of:=[.B25]-[.E25]" office:value-type="float" office:value="-0.459945099634002" calcext:value-type="float">
            <text:p>-0,4599450996</text:p>
          </table:table-cell>
          <table:table-cell table:formula="of:=[.F25]*[.F25]" office:value-type="float" office:value="0.211549494677332" calcext:value-type="float">
            <text:p>0,2115494947</text:p>
          </table:table-cell>
          <table:table-cell/>
          <table:table-cell table:style-name="ce3" office:value-type="float" office:value="0.697" calcext:value-type="float">
            <text:p>0,697</text:p>
          </table:table-cell>
          <table:table-cell office:value-type="float" office:value="9.93" calcext:value-type="float">
            <text:p>9,93</text:p>
          </table:table-cell>
          <table:table-cell table:formula="of:=[.J25]-[.$K$32]" office:value-type="float" office:value="9.93" calcext:value-type="float">
            <text:p>9,93</text:p>
          </table:table-cell>
          <table:table-cell table:formula="of:=[.K25]*[.K25]" office:value-type="float" office:value="98.6049" calcext:value-type="float">
            <text:p>98,6049</text:p>
          </table:table-cell>
          <table:table-cell table:formula="of:=[.$J$31]*[.I25]" office:value-type="float" office:value="10.455" calcext:value-type="float">
            <text:p>10,455</text:p>
          </table:table-cell>
          <table:table-cell table:formula="of:=[.J25]-[.M25]" office:value-type="float" office:value="-0.525000000000002" calcext:value-type="float">
            <text:p>-0,525</text:p>
          </table:table-cell>
          <table:table-cell table:formula="of:=[.N25]*[.N25]" office:value-type="float" office:value="0.275625000000002" calcext:value-type="float">
            <text:p>0,275625</text:p>
          </table:table-cell>
        </table:table-row>
        <table:table-row table:style-name="ro1">
          <table:table-cell table:style-name="ce3" office:value-type="float" office:value="0.347" calcext:value-type="float">
            <text:p>0,347</text:p>
          </table:table-cell>
          <table:table-cell office:value-type="float" office:value="5.06" calcext:value-type="float">
            <text:p>5,06</text:p>
          </table:table-cell>
          <table:table-cell table:formula="of:=[.B26]-[.$B$32]" office:value-type="float" office:value="5.06" calcext:value-type="float">
            <text:p>5,06</text:p>
          </table:table-cell>
          <table:table-cell table:formula="of:=[.C26]*[.C26]" office:value-type="float" office:value="25.6036" calcext:value-type="float">
            <text:p>25,6036</text:p>
          </table:table-cell>
          <table:table-cell table:formula="of:=[.$B$31]*[.A26]" office:value-type="float" office:value="5.17261255318938" calcext:value-type="float">
            <text:p>5,1726125532</text:p>
          </table:table-cell>
          <table:table-cell table:formula="of:=[.B26]-[.E26]" office:value-type="float" office:value="-0.112612553189381" calcext:value-type="float">
            <text:p>-0,1126125532</text:p>
          </table:table-cell>
          <table:table-cell table:formula="of:=[.F26]*[.F26]" office:value-type="float" office:value="0.0126815871358311" calcext:value-type="float">
            <text:p>0,0126815871</text:p>
          </table:table-cell>
          <table:table-cell/>
          <table:table-cell table:style-name="ce3" office:value-type="float" office:value="0.347" calcext:value-type="float">
            <text:p>0,347</text:p>
          </table:table-cell>
          <table:table-cell office:value-type="float" office:value="5.06" calcext:value-type="float">
            <text:p>5,06</text:p>
          </table:table-cell>
          <table:table-cell table:formula="of:=[.J26]-[.$K$32]" office:value-type="float" office:value="5.06" calcext:value-type="float">
            <text:p>5,06</text:p>
          </table:table-cell>
          <table:table-cell table:formula="of:=[.K26]*[.K26]" office:value-type="float" office:value="25.6036" calcext:value-type="float">
            <text:p>25,6036</text:p>
          </table:table-cell>
          <table:table-cell table:formula="of:=[.$J$31]*[.I26]" office:value-type="float" office:value="5.205" calcext:value-type="float">
            <text:p>5,205</text:p>
          </table:table-cell>
          <table:table-cell table:formula="of:=[.J26]-[.M26]" office:value-type="float" office:value="-0.145" calcext:value-type="float">
            <text:p>-0,145</text:p>
          </table:table-cell>
          <table:table-cell table:formula="of:=[.N26]*[.N26]" office:value-type="float" office:value="0.0210250000000001" calcext:value-type="float">
            <text:p>0,021025</text:p>
          </table:table-cell>
        </table:table-row>
        <table:table-row table:style-name="ro1">
          <table:table-cell table:style-name="ce3"/>
          <table:table-cell table:number-columns-repeated="7"/>
          <table:table-cell table:style-name="ce3"/>
          <table:table-cell table:number-columns-repeated="6"/>
        </table:table-row>
        <table:table-row table:style-name="ro1">
          <table:table-cell table:style-name="ce3" office:value-type="string" calcext:value-type="string">
            <text:p>SUMME</text:p>
          </table:table-cell>
          <table:table-cell/>
          <table:table-cell office:value-type="float" office:value="98.182" calcext:value-type="float">
            <text:p>98,182</text:p>
          </table:table-cell>
          <table:table-cell table:formula="of:=SUM([.D21:.D26])" office:value-type="float" office:value="2285.3587" calcext:value-type="float">
            <text:p>2285,3587</text:p>
          </table:table-cell>
          <table:table-cell table:formula="of:=SUM([.E21:.E26])" office:value-type="float" office:value="105.658437397713" calcext:value-type="float">
            <text:p>105,6584373977</text:p>
          </table:table-cell>
          <table:table-cell table:formula="of:=SUM([.F21:.F26])" office:value-type="float" office:value="-0.388437397712767" calcext:value-type="float">
            <text:p>-0,3884373977</text:p>
          </table:table-cell>
          <table:table-cell table:formula="of:=SUM([.G21:.G26])" office:value-type="float" office:value="0.267664642081356" calcext:value-type="float">
            <text:p>0,2676646421</text:p>
          </table:table-cell>
          <table:table-cell/>
          <table:table-cell table:style-name="ce3" office:value-type="string" calcext:value-type="string">
            <text:p>SUMME</text:p>
          </table:table-cell>
          <table:table-cell/>
          <table:table-cell office:value-type="float" office:value="98.182" calcext:value-type="float">
            <text:p>98,182</text:p>
          </table:table-cell>
          <table:table-cell table:formula="of:=SUM([.L21:.L26])" office:value-type="float" office:value="2285.3587" calcext:value-type="float">
            <text:p>2285,3587</text:p>
          </table:table-cell>
          <table:table-cell table:formula="of:=SUM([.M21:.M26])" office:value-type="float" office:value="106.32" calcext:value-type="float">
            <text:p>106,32</text:p>
          </table:table-cell>
          <table:table-cell table:formula="of:=SUM([.N21:.N26])" office:value-type="float" office:value="-1.05000000000001" calcext:value-type="float">
            <text:p>-1,05</text:p>
          </table:table-cell>
          <table:table-cell table:formula="of:=SUM([.O21:.O26])" office:value-type="float" office:value="0.357250000000002" calcext:value-type="float">
            <text:p>0,35725</text:p>
          </table:table-cell>
        </table:table-row>
        <table:table-row table:style-name="ro1">
          <table:table-cell table:style-name="ce3" office:value-type="string" calcext:value-type="string">
            <text:p>Y_quer</text:p>
          </table:table-cell>
          <table:table-cell table:formula="of:=SUM([.B21:.B26])/6" office:value-type="float" office:value="17.545" calcext:value-type="float">
            <text:p>17,545</text:p>
          </table:table-cell>
          <table:table-cell table:number-columns-repeated="6"/>
          <table:table-cell table:style-name="ce3" office:value-type="string" calcext:value-type="string">
            <text:p>Y_quer</text:p>
          </table:table-cell>
          <table:table-cell table:formula="of:=SUM([.J21:.J26])/6" office:value-type="float" office:value="17.545" calcext:value-type="float">
            <text:p>17,545</text:p>
          </table:table-cell>
          <table:table-cell table:number-columns-repeated="5"/>
        </table:table-row>
        <table:table-row table:style-name="ro1">
          <table:table-cell table:style-name="ce3"/>
          <table:table-cell table:number-columns-repeated="7"/>
          <table:table-cell table:style-name="ce3"/>
          <table:table-cell table:number-columns-repeated="6"/>
        </table:table-row>
        <table:table-row table:style-name="ro1">
          <table:table-cell table:style-name="ce3" office:value-type="string" calcext:value-type="string">
            <text:p>m_ursprung</text:p>
          </table:table-cell>
          <table:table-cell table:style-name="ce7" office:value-type="float" office:value="14.9066644184132" calcext:value-type="float">
            <text:p>14,9066644184</text:p>
          </table:table-cell>
          <table:table-cell table:number-columns-repeated="6"/>
          <table:table-cell table:style-name="ce3" office:value-type="string" calcext:value-type="string">
            <text:p>m_ursprung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b_entfällt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R²=</text:p>
          </table:table-cell>
          <table:table-cell table:style-name="ce6" table:formula="of:=1-([.G28]/[.D28])" office:value-type="float" office:value="0.999882878498644" calcext:value-type="float">
            <text:p>0,9998828785</text:p>
          </table:table-cell>
          <table:table-cell table:style-name="ce6"/>
          <table:table-cell table:style-name="ce10"/>
          <table:table-cell/>
          <table:table-cell table:style-name="ce4" office:value-type="string" calcext:value-type="string">
            <text:p>b_entfällt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R²=</text:p>
          </table:table-cell>
          <table:table-cell table:style-name="ce6" table:formula="of:=1-([.O28]/[.L28])" office:value-type="float" office:value="0.999843678806307" calcext:value-type="float">
            <text:p>0,9998436788</text:p>
          </table:table-cell>
          <table:table-cell table:style-name="ce6"/>
          <table:table-cell table:style-name="ce10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>
            <text:p>100kV_Regressionsgerade</text:p>
          </table:table-cell>
          <table:table-cell table:number-columns-repeated="5"/>
          <table:table-cell table:style-name="Default"/>
          <table:table-cell/>
          <table:table-cell table:style-name="ce1" office:value-type="string" calcext:value-type="string">
            <text:p>100kV_Umrechnungsfaktor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-y_quer</text:p>
          </table:table-cell>
          <table:table-cell office:value-type="string" calcext:value-type="string">
            <text:p>(Y-Y_quer)²</text:p>
          </table:table-cell>
          <table:table-cell office:value-type="string" calcext:value-type="string">
            <text:p>Y_dach</text:p>
          </table:table-cell>
          <table:table-cell office:value-type="string" calcext:value-type="string">
            <text:p>Y-Y_dach</text:p>
          </table:table-cell>
          <table:table-cell office:value-type="string" calcext:value-type="string">
            <text:p>(Y-Y_dach)²</text:p>
          </table:table-cell>
          <table:table-cell/>
          <table:table-cell table:style-name="ce3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-y_quer</text:p>
          </table:table-cell>
          <table:table-cell office:value-type="string" calcext:value-type="string">
            <text:p>(Y-Y_quer)²</text:p>
          </table:table-cell>
          <table:table-cell office:value-type="string" calcext:value-type="string">
            <text:p>Y_dach</text:p>
          </table:table-cell>
          <table:table-cell office:value-type="string" calcext:value-type="string">
            <text:p>Y-Y_dach</text:p>
          </table:table-cell>
          <table:table-cell office:value-type="string" calcext:value-type="string">
            <text:p>(Y-Y_dach)²</text:p>
          </table:table-cell>
        </table:table-row>
        <table:table-row table:style-name="ro1">
          <table:table-cell office:value-type="float" office:value="2.005" calcext:value-type="float">
            <text:p>2,005</text:p>
          </table:table-cell>
          <table:table-cell office:value-type="float" office:value="100.97" calcext:value-type="float">
            <text:p>100,97</text:p>
          </table:table-cell>
          <table:table-cell table:formula="of:=[.B37]-[.$B$51]" office:value-type="float" office:value="54.5166666666667" calcext:value-type="float">
            <text:p>54,5166666667</text:p>
          </table:table-cell>
          <table:table-cell table:formula="of:=[.C37]*[.C37]" office:value-type="float" office:value="2972.06694444444" calcext:value-type="float">
            <text:p>2972,0669444445</text:p>
          </table:table-cell>
          <table:table-cell table:formula="of:=[.$B$53]*[.A37]+[.$B$54]" office:value-type="float" office:value="100.051601210085" calcext:value-type="float">
            <text:p>100,0516012101</text:p>
          </table:table-cell>
          <table:table-cell table:formula="of:=[.B37]-[.E37]" office:value-type="float" office:value="0.918398789915003" calcext:value-type="float">
            <text:p>0,9183987899</text:p>
          </table:table-cell>
          <table:table-cell table:formula="of:=[.F37]*[.F37]" office:value-type="float" office:value="0.843456337317341" calcext:value-type="float">
            <text:p>0,8434563373</text:p>
          </table:table-cell>
          <table:table-cell/>
          <table:table-cell office:value-type="float" office:value="2.005" calcext:value-type="float">
            <text:p>2,005</text:p>
          </table:table-cell>
          <table:table-cell office:value-type="float" office:value="100.97" calcext:value-type="float">
            <text:p>100,97</text:p>
          </table:table-cell>
          <table:table-cell table:formula="of:=[.J37]-[.$J$51]" office:value-type="float" office:value="54.5166666666667" calcext:value-type="float">
            <text:p>54,5166666667</text:p>
          </table:table-cell>
          <table:table-cell table:formula="of:=[.K37]*[.K37]" office:value-type="float" office:value="2972.06694444444" calcext:value-type="float">
            <text:p>2972,0669444445</text:p>
          </table:table-cell>
          <table:table-cell table:formula="of:=[.$J$53]*[.I37]+[.$J$54]" office:value-type="float" office:value="99.27452405181" calcext:value-type="float">
            <text:p>99,2745240518</text:p>
          </table:table-cell>
          <table:table-cell table:formula="of:=[.J37]-[.M37]" office:value-type="float" office:value="1.69547594818999" calcext:value-type="float">
            <text:p>1,6954759482</text:p>
          </table:table-cell>
          <table:table-cell table:formula="of:=[.N37]*[.N37]" office:value-type="float" office:value="2.87463869089076" calcext:value-type="float">
            <text:p>2,8746386909</text:p>
          </table:table-cell>
        </table:table-row>
        <table:table-row table:style-name="ro1">
          <table:table-cell office:value-type="float" office:value="1.81" calcext:value-type="float">
            <text:p>1,81</text:p>
          </table:table-cell>
          <table:table-cell office:value-type="float" office:value="90.29" calcext:value-type="float">
            <text:p>90,29</text:p>
          </table:table-cell>
          <table:table-cell table:formula="of:=[.B38]-[.$B$51]" office:value-type="float" office:value="43.8366666666667" calcext:value-type="float">
            <text:p>43,8366666667</text:p>
          </table:table-cell>
          <table:table-cell table:formula="of:=[.C38]*[.C38]" office:value-type="float" office:value="1921.65334444444" calcext:value-type="float">
            <text:p>1921,6533444445</text:p>
          </table:table-cell>
          <table:table-cell table:formula="of:=[.$B$53]*[.A38]+[.$B$54]" office:value-type="float" office:value="90.22602512736" calcext:value-type="float">
            <text:p>90,2260251274</text:p>
          </table:table-cell>
          <table:table-cell table:formula="of:=[.B38]-[.E38]" office:value-type="float" office:value="0.0639748726400029" calcext:value-type="float">
            <text:p>0,0639748726</text:p>
          </table:table-cell>
          <table:table-cell table:formula="of:=[.F38]*[.F38]" office:value-type="float" office:value="0.00409278432930459" calcext:value-type="float">
            <text:p>0,0040927843</text:p>
          </table:table-cell>
          <table:table-cell/>
          <table:table-cell office:value-type="float" office:value="1.81" calcext:value-type="float">
            <text:p>1,81</text:p>
          </table:table-cell>
          <table:table-cell office:value-type="float" office:value="90.29" calcext:value-type="float">
            <text:p>90,29</text:p>
          </table:table-cell>
          <table:table-cell table:formula="of:=[.J38]-[.$J$51]" office:value-type="float" office:value="43.8366666666667" calcext:value-type="float">
            <text:p>43,8366666667</text:p>
          </table:table-cell>
          <table:table-cell table:formula="of:=[.K38]*[.K38]" office:value-type="float" office:value="1921.65334444444" calcext:value-type="float">
            <text:p>1921,6533444445</text:p>
          </table:table-cell>
          <table:table-cell table:formula="of:=[.$J$53]*[.I38]+[.$J$54]" office:value-type="float" office:value="89.52452405181" calcext:value-type="float">
            <text:p>89,5245240518</text:p>
          </table:table-cell>
          <table:table-cell table:formula="of:=[.J38]-[.M38]" office:value-type="float" office:value="0.765475948190002" calcext:value-type="float">
            <text:p>0,7654759482</text:p>
          </table:table-cell>
          <table:table-cell table:formula="of:=[.N38]*[.N38]" office:value-type="float" office:value="0.585953427257382" calcext:value-type="float">
            <text:p>0,5859534273</text:p>
          </table:table-cell>
        </table:table-row>
        <table:table-row table:style-name="ro1">
          <table:table-cell office:value-type="float" office:value="1.62" calcext:value-type="float">
            <text:p>1,62</text:p>
          </table:table-cell>
          <table:table-cell office:value-type="float" office:value="80.3" calcext:value-type="float">
            <text:p>80,3</text:p>
          </table:table-cell>
          <table:table-cell table:formula="of:=[.B39]-[.$B$51]" office:value-type="float" office:value="33.8466666666667" calcext:value-type="float">
            <text:p>33,8466666667</text:p>
          </table:table-cell>
          <table:table-cell table:formula="of:=[.C39]*[.C39]" office:value-type="float" office:value="1145.59684444444" calcext:value-type="float">
            <text:p>1145,5968444445</text:p>
          </table:table-cell>
          <table:table-cell table:formula="of:=[.$B$53]*[.A39]+[.$B$54]" office:value-type="float" office:value="80.65238689291" calcext:value-type="float">
            <text:p>80,6523868929</text:p>
          </table:table-cell>
          <table:table-cell table:formula="of:=[.B39]-[.E39]" office:value-type="float" office:value="-0.352386892910019" calcext:value-type="float">
            <text:p>-0,3523868929</text:p>
          </table:table-cell>
          <table:table-cell table:formula="of:=[.F39]*[.F39]" office:value-type="float" office:value="0.124176522294777" calcext:value-type="float">
            <text:p>0,1241765223</text:p>
          </table:table-cell>
          <table:table-cell/>
          <table:table-cell office:value-type="float" office:value="1.62" calcext:value-type="float">
            <text:p>1,62</text:p>
          </table:table-cell>
          <table:table-cell office:value-type="float" office:value="80.3" calcext:value-type="float">
            <text:p>80,3</text:p>
          </table:table-cell>
          <table:table-cell table:formula="of:=[.J39]-[.$J$51]" office:value-type="float" office:value="33.8466666666667" calcext:value-type="float">
            <text:p>33,8466666667</text:p>
          </table:table-cell>
          <table:table-cell table:formula="of:=[.K39]*[.K39]" office:value-type="float" office:value="1145.59684444444" calcext:value-type="float">
            <text:p>1145,5968444445</text:p>
          </table:table-cell>
          <table:table-cell table:formula="of:=[.$J$53]*[.I39]+[.$J$54]" office:value-type="float" office:value="80.02452405181" calcext:value-type="float">
            <text:p>80,0245240518</text:p>
          </table:table-cell>
          <table:table-cell table:formula="of:=[.J39]-[.M39]" office:value-type="float" office:value="0.275475948189992" calcext:value-type="float">
            <text:p>0,2754759482</text:p>
          </table:table-cell>
          <table:table-cell table:formula="of:=[.N39]*[.N39]" office:value-type="float" office:value="0.0758869980311754" calcext:value-type="float">
            <text:p>0,075886998</text:p>
          </table:table-cell>
        </table:table-row>
        <table:table-row table:style-name="ro1">
          <table:table-cell office:value-type="float" office:value="1.43" calcext:value-type="float">
            <text:p>1,43</text:p>
          </table:table-cell>
          <table:table-cell office:value-type="float" office:value="70.25" calcext:value-type="float">
            <text:p>70,25</text:p>
          </table:table-cell>
          <table:table-cell table:formula="of:=[.B40]-[.$B$51]" office:value-type="float" office:value="23.7966666666667" calcext:value-type="float">
            <text:p>23,7966666667</text:p>
          </table:table-cell>
          <table:table-cell table:formula="of:=[.C40]*[.C40]" office:value-type="float" office:value="566.281344444444" calcext:value-type="float">
            <text:p>566,2813444444</text:p>
          </table:table-cell>
          <table:table-cell table:formula="of:=[.$B$53]*[.A40]+[.$B$54]" office:value-type="float" office:value="71.07874865846" calcext:value-type="float">
            <text:p>71,0787486585</text:p>
          </table:table-cell>
          <table:table-cell table:formula="of:=[.B40]-[.E40]" office:value-type="float" office:value="-0.82874865846" calcext:value-type="float">
            <text:p>-0,8287486585</text:p>
          </table:table-cell>
          <table:table-cell table:formula="of:=[.F40]*[.F40]" office:value-type="float" office:value="0.68682433889925" calcext:value-type="float">
            <text:p>0,6868243389</text:p>
          </table:table-cell>
          <table:table-cell/>
          <table:table-cell office:value-type="float" office:value="1.43" calcext:value-type="float">
            <text:p>1,43</text:p>
          </table:table-cell>
          <table:table-cell office:value-type="float" office:value="70.25" calcext:value-type="float">
            <text:p>70,25</text:p>
          </table:table-cell>
          <table:table-cell table:formula="of:=[.J40]-[.$J$51]" office:value-type="float" office:value="23.7966666666667" calcext:value-type="float">
            <text:p>23,7966666667</text:p>
          </table:table-cell>
          <table:table-cell table:formula="of:=[.K40]*[.K40]" office:value-type="float" office:value="566.281344444444" calcext:value-type="float">
            <text:p>566,2813444444</text:p>
          </table:table-cell>
          <table:table-cell table:formula="of:=[.$J$53]*[.I40]+[.$J$54]" office:value-type="float" office:value="70.52452405181" calcext:value-type="float">
            <text:p>70,5245240518</text:p>
          </table:table-cell>
          <table:table-cell table:formula="of:=[.J40]-[.M40]" office:value-type="float" office:value="-0.274524051810005" calcext:value-type="float">
            <text:p>-0,2745240518</text:p>
          </table:table-cell>
          <table:table-cell table:formula="of:=[.N40]*[.N40]" office:value-type="float" office:value="0.0753634550221822" calcext:value-type="float">
            <text:p>0,075363455</text:p>
          </table:table-cell>
        </table:table-row>
        <table:table-row table:style-name="ro1">
          <table:table-cell office:value-type="float" office:value="1.22" calcext:value-type="float">
            <text:p>1,22</text:p>
          </table:table-cell>
          <table:table-cell office:value-type="float" office:value="60.6" calcext:value-type="float">
            <text:p>60,6</text:p>
          </table:table-cell>
          <table:table-cell table:formula="of:=[.B41]-[.$B$51]" office:value-type="float" office:value="14.1466666666667" calcext:value-type="float">
            <text:p>14,1466666667</text:p>
          </table:table-cell>
          <table:table-cell table:formula="of:=[.C41]*[.C41]" office:value-type="float" office:value="200.128177777778" calcext:value-type="float">
            <text:p>200,1281777778</text:p>
          </table:table-cell>
          <table:table-cell table:formula="of:=[.$B$53]*[.A41]+[.$B$54]" office:value-type="float" office:value="60.49735903091" calcext:value-type="float">
            <text:p>60,4973590309</text:p>
          </table:table-cell>
          <table:table-cell table:formula="of:=[.B41]-[.E41]" office:value-type="float" office:value="0.102640969090004" calcext:value-type="float">
            <text:p>0,1026409691</text:p>
          </table:table-cell>
          <table:table-cell table:formula="of:=[.F41]*[.F41]" office:value-type="float" office:value="0.0105351685357351" calcext:value-type="float">
            <text:p>0,0105351685</text:p>
          </table:table-cell>
          <table:table-cell/>
          <table:table-cell office:value-type="float" office:value="1.22" calcext:value-type="float">
            <text:p>1,22</text:p>
          </table:table-cell>
          <table:table-cell office:value-type="float" office:value="60.6" calcext:value-type="float">
            <text:p>60,6</text:p>
          </table:table-cell>
          <table:table-cell table:formula="of:=[.J41]-[.$J$51]" office:value-type="float" office:value="14.1466666666667" calcext:value-type="float">
            <text:p>14,1466666667</text:p>
          </table:table-cell>
          <table:table-cell table:formula="of:=[.K41]*[.K41]" office:value-type="float" office:value="200.128177777778" calcext:value-type="float">
            <text:p>200,1281777778</text:p>
          </table:table-cell>
          <table:table-cell table:formula="of:=[.$J$53]*[.I41]+[.$J$54]" office:value-type="float" office:value="60.02452405181" calcext:value-type="float">
            <text:p>60,0245240518</text:p>
          </table:table-cell>
          <table:table-cell table:formula="of:=[.J41]-[.M41]" office:value-type="float" office:value="0.575475948190004" calcext:value-type="float">
            <text:p>0,5754759482</text:p>
          </table:table-cell>
          <table:table-cell table:formula="of:=[.N41]*[.N41]" office:value-type="float" office:value="0.331172566945184" calcext:value-type="float">
            <text:p>0,3311725669</text:p>
          </table:table-cell>
        </table:table-row>
        <table:table-row table:style-name="ro1">
          <table:table-cell office:value-type="float" office:value="1.02" calcext:value-type="float">
            <text:p>1,02</text:p>
          </table:table-cell>
          <table:table-cell office:value-type="float" office:value="49.93" calcext:value-type="float">
            <text:p>49,93</text:p>
          </table:table-cell>
          <table:table-cell table:formula="of:=[.B42]-[.$B$51]" office:value-type="float" office:value="3.47666666666666" calcext:value-type="float">
            <text:p>3,4766666667</text:p>
          </table:table-cell>
          <table:table-cell table:formula="of:=[.C42]*[.C42]" office:value-type="float" office:value="12.0872111111111" calcext:value-type="float">
            <text:p>12,0872111111</text:p>
          </table:table-cell>
          <table:table-cell table:formula="of:=[.$B$53]*[.A42]+[.$B$54]" office:value-type="float" office:value="50.41984509991" calcext:value-type="float">
            <text:p>50,4198450999</text:p>
          </table:table-cell>
          <table:table-cell table:formula="of:=[.B42]-[.E42]" office:value-type="float" office:value="-0.489845099909999" calcext:value-type="float">
            <text:p>-0,4898450999</text:p>
          </table:table-cell>
          <table:table-cell table:formula="of:=[.F42]*[.F42]" office:value-type="float" office:value="0.239948221905837" calcext:value-type="float">
            <text:p>0,2399482219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49.93" calcext:value-type="float">
            <text:p>49,93</text:p>
          </table:table-cell>
          <table:table-cell table:formula="of:=[.J42]-[.$J$51]" office:value-type="float" office:value="3.47666666666666" calcext:value-type="float">
            <text:p>3,4766666667</text:p>
          </table:table-cell>
          <table:table-cell table:formula="of:=[.K42]*[.K42]" office:value-type="float" office:value="12.0872111111111" calcext:value-type="float">
            <text:p>12,0872111111</text:p>
          </table:table-cell>
          <table:table-cell table:formula="of:=[.$J$53]*[.I42]+[.$J$54]" office:value-type="float" office:value="50.02452405181" calcext:value-type="float">
            <text:p>50,0245240518</text:p>
          </table:table-cell>
          <table:table-cell table:formula="of:=[.J42]-[.M42]" office:value-type="float" office:value="-0.0945240518099979" calcext:value-type="float">
            <text:p>-0,0945240518</text:p>
          </table:table-cell>
          <table:table-cell table:formula="of:=[.N42]*[.N42]" office:value-type="float" office:value="0.00893479637057917" calcext:value-type="float">
            <text:p>0,0089347964</text:p>
          </table:table-cell>
        </table:table-row>
        <table:table-row table:style-name="ro1">
          <table:table-cell office:value-type="float" office:value="0.81" calcext:value-type="float">
            <text:p>0,81</text:p>
          </table:table-cell>
          <table:table-cell office:value-type="float" office:value="40.04" calcext:value-type="float">
            <text:p>40,04</text:p>
          </table:table-cell>
          <table:table-cell table:formula="of:=[.B43]-[.$B$51]" office:value-type="float" office:value="-6.41333333333334" calcext:value-type="float">
            <text:p>-6,4133333333</text:p>
          </table:table-cell>
          <table:table-cell table:formula="of:=[.C43]*[.C43]" office:value-type="float" office:value="41.1308444444445" calcext:value-type="float">
            <text:p>41,1308444444</text:p>
          </table:table-cell>
          <table:table-cell table:formula="of:=[.$B$53]*[.A43]+[.$B$54]" office:value-type="float" office:value="39.83845547236" calcext:value-type="float">
            <text:p>39,8384554724</text:p>
          </table:table-cell>
          <table:table-cell table:formula="of:=[.B43]-[.E43]" office:value-type="float" office:value="0.201544527639996" calcext:value-type="float">
            <text:p>0,2015445276</text:p>
          </table:table-cell>
          <table:table-cell table:formula="of:=[.F43]*[.F43]" office:value-type="float" office:value="0.0406201966216291" calcext:value-type="float">
            <text:p>0,0406201966</text:p>
          </table:table-cell>
          <table:table-cell/>
          <table:table-cell office:value-type="float" office:value="0.81" calcext:value-type="float">
            <text:p>0,81</text:p>
          </table:table-cell>
          <table:table-cell office:value-type="float" office:value="40.04" calcext:value-type="float">
            <text:p>40,04</text:p>
          </table:table-cell>
          <table:table-cell table:formula="of:=[.J43]-[.$J$51]" office:value-type="float" office:value="-6.41333333333334" calcext:value-type="float">
            <text:p>-6,4133333333</text:p>
          </table:table-cell>
          <table:table-cell table:formula="of:=[.K43]*[.K43]" office:value-type="float" office:value="41.1308444444445" calcext:value-type="float">
            <text:p>41,1308444444</text:p>
          </table:table-cell>
          <table:table-cell table:formula="of:=[.$J$53]*[.I43]+[.$J$54]" office:value-type="float" office:value="39.52452405181" calcext:value-type="float">
            <text:p>39,5245240518</text:p>
          </table:table-cell>
          <table:table-cell table:formula="of:=[.J43]-[.M43]" office:value-type="float" office:value="0.515475948190002" calcext:value-type="float">
            <text:p>0,5154759482</text:p>
          </table:table-cell>
          <table:table-cell table:formula="of:=[.N43]*[.N43]" office:value-type="float" office:value="0.265715453162381" calcext:value-type="float">
            <text:p>0,2657154532</text:p>
          </table:table-cell>
        </table:table-row>
        <table:table-row table:style-name="ro1">
          <table:table-cell office:value-type="float" office:value="0.61" calcext:value-type="float">
            <text:p>0,61</text:p>
          </table:table-cell>
          <table:table-cell office:value-type="float" office:value="30.05" calcext:value-type="float">
            <text:p>30,05</text:p>
          </table:table-cell>
          <table:table-cell table:formula="of:=[.B44]-[.$B$51]" office:value-type="float" office:value="-16.4033333333333" calcext:value-type="float">
            <text:p>-16,4033333333</text:p>
          </table:table-cell>
          <table:table-cell table:formula="of:=[.C44]*[.C44]" office:value-type="float" office:value="269.069344444445" calcext:value-type="float">
            <text:p>269,0693444444</text:p>
          </table:table-cell>
          <table:table-cell table:formula="of:=[.$B$53]*[.A44]+[.$B$54]" office:value-type="float" office:value="29.76094154136" calcext:value-type="float">
            <text:p>29,7609415414</text:p>
          </table:table-cell>
          <table:table-cell table:formula="of:=[.B44]-[.E44]" office:value-type="float" office:value="0.28905845864" calcext:value-type="float">
            <text:p>0,2890584586</text:p>
          </table:table-cell>
          <table:table-cell table:formula="of:=[.F44]*[.F44]" office:value-type="float" office:value="0.0835547925113323" calcext:value-type="float">
            <text:p>0,0835547925</text:p>
          </table:table-cell>
          <table:table-cell/>
          <table:table-cell office:value-type="float" office:value="0.61" calcext:value-type="float">
            <text:p>0,61</text:p>
          </table:table-cell>
          <table:table-cell office:value-type="float" office:value="30.05" calcext:value-type="float">
            <text:p>30,05</text:p>
          </table:table-cell>
          <table:table-cell table:formula="of:=[.J44]-[.$J$51]" office:value-type="float" office:value="-16.4033333333333" calcext:value-type="float">
            <text:p>-16,4033333333</text:p>
          </table:table-cell>
          <table:table-cell table:formula="of:=[.K44]*[.K44]" office:value-type="float" office:value="269.069344444445" calcext:value-type="float">
            <text:p>269,0693444444</text:p>
          </table:table-cell>
          <table:table-cell table:formula="of:=[.$J$53]*[.I44]+[.$J$54]" office:value-type="float" office:value="29.52452405181" calcext:value-type="float">
            <text:p>29,5245240518</text:p>
          </table:table-cell>
          <table:table-cell table:formula="of:=[.J44]-[.M44]" office:value-type="float" office:value="0.52547594819" calcext:value-type="float">
            <text:p>0,5254759482</text:p>
          </table:table-cell>
          <table:table-cell table:formula="of:=[.N44]*[.N44]" office:value-type="float" office:value="0.276124972126179" calcext:value-type="float">
            <text:p>0,2761249721</text:p>
          </table:table-cell>
        </table:table-row>
        <table:table-row table:style-name="ro1">
          <table:table-cell office:value-type="float" office:value="0.429" calcext:value-type="float">
            <text:p>0,429</text:p>
          </table:table-cell>
          <table:table-cell office:value-type="float" office:value="20.07" calcext:value-type="float">
            <text:p>20,07</text:p>
          </table:table-cell>
          <table:table-cell table:formula="of:=[.B45]-[.$B$51]" office:value-type="float" office:value="-26.3833333333333" calcext:value-type="float">
            <text:p>-26,3833333333</text:p>
          </table:table-cell>
          <table:table-cell table:formula="of:=[.C45]*[.C45]" office:value-type="float" office:value="696.080277777778" calcext:value-type="float">
            <text:p>696,0802777778</text:p>
          </table:table-cell>
          <table:table-cell table:formula="of:=[.$B$53]*[.A45]+[.$B$54]" office:value-type="float" office:value="20.640791433805" calcext:value-type="float">
            <text:p>20,6407914338</text:p>
          </table:table-cell>
          <table:table-cell table:formula="of:=[.B45]-[.E45]" office:value-type="float" office:value="-0.570791433804999" calcext:value-type="float">
            <text:p>-0,5707914338</text:p>
          </table:table-cell>
          <table:table-cell table:formula="of:=[.F45]*[.F45]" office:value-type="float" office:value="0.325802860905166" calcext:value-type="float">
            <text:p>0,3258028609</text:p>
          </table:table-cell>
          <table:table-cell/>
          <table:table-cell office:value-type="float" office:value="0.429" calcext:value-type="float">
            <text:p>0,429</text:p>
          </table:table-cell>
          <table:table-cell office:value-type="float" office:value="20.07" calcext:value-type="float">
            <text:p>20,07</text:p>
          </table:table-cell>
          <table:table-cell table:formula="of:=[.J45]-[.$J$51]" office:value-type="float" office:value="-26.3833333333333" calcext:value-type="float">
            <text:p>-26,3833333333</text:p>
          </table:table-cell>
          <table:table-cell table:formula="of:=[.K45]*[.K45]" office:value-type="float" office:value="696.080277777778" calcext:value-type="float">
            <text:p>696,0802777778</text:p>
          </table:table-cell>
          <table:table-cell table:formula="of:=[.$J$53]*[.I45]+[.$J$54]" office:value-type="float" office:value="20.47452405181" calcext:value-type="float">
            <text:p>20,4745240518</text:p>
          </table:table-cell>
          <table:table-cell table:formula="of:=[.J45]-[.M45]" office:value-type="float" office:value="-0.40452405181" calcext:value-type="float">
            <text:p>-0,4045240518</text:p>
          </table:table-cell>
          <table:table-cell table:formula="of:=[.N45]*[.N45]" office:value-type="float" office:value="0.16363970849278" calcext:value-type="float">
            <text:p>0,1636397085</text:p>
          </table:table-cell>
        </table:table-row>
        <table:table-row table:style-name="ro1">
          <table:table-cell office:value-type="float" office:value="0.216" calcext:value-type="float">
            <text:p>0,216</text:p>
          </table:table-cell>
          <table:table-cell office:value-type="float" office:value="9.98" calcext:value-type="float">
            <text:p>9,98</text:p>
          </table:table-cell>
          <table:table-cell table:formula="of:=[.B46]-[.$B$51]" office:value-type="float" office:value="-36.4733333333333" calcext:value-type="float">
            <text:p>-36,4733333333</text:p>
          </table:table-cell>
          <table:table-cell table:formula="of:=[.C46]*[.C46]" office:value-type="float" office:value="1330.30404444445" calcext:value-type="float">
            <text:p>1330,3040444445</text:p>
          </table:table-cell>
          <table:table-cell table:formula="of:=[.$B$53]*[.A46]+[.$B$54]" office:value-type="float" office:value="9.90823909729" calcext:value-type="float">
            <text:p>9,9082390973</text:p>
          </table:table-cell>
          <table:table-cell table:formula="of:=[.B46]-[.E46]" office:value-type="float" office:value="0.0717609027100004" calcext:value-type="float">
            <text:p>0,0717609027</text:p>
          </table:table-cell>
          <table:table-cell table:formula="of:=[.F46]*[.F46]" office:value-type="float" office:value="0.00514962715775414" calcext:value-type="float">
            <text:p>0,0051496272</text:p>
          </table:table-cell>
          <table:table-cell/>
          <table:table-cell office:value-type="float" office:value="0.216" calcext:value-type="float">
            <text:p>0,216</text:p>
          </table:table-cell>
          <table:table-cell office:value-type="float" office:value="9.98" calcext:value-type="float">
            <text:p>9,98</text:p>
          </table:table-cell>
          <table:table-cell table:formula="of:=[.J46]-[.$J$51]" office:value-type="float" office:value="-36.4733333333333" calcext:value-type="float">
            <text:p>-36,4733333333</text:p>
          </table:table-cell>
          <table:table-cell table:formula="of:=[.K46]*[.K46]" office:value-type="float" office:value="1330.30404444445" calcext:value-type="float">
            <text:p>1330,3040444445</text:p>
          </table:table-cell>
          <table:table-cell table:formula="of:=[.$J$53]*[.I46]+[.$J$54]" office:value-type="float" office:value="9.82452405181" calcext:value-type="float">
            <text:p>9,8245240518</text:p>
          </table:table-cell>
          <table:table-cell table:formula="of:=[.J46]-[.M46]" office:value-type="float" office:value="0.15547594819" calcext:value-type="float">
            <text:p>0,1554759482</text:p>
          </table:table-cell>
          <table:table-cell table:formula="of:=[.N46]*[.N46]" office:value-type="float" office:value="0.0241727704655797" calcext:value-type="float">
            <text:p>0,0241727705</text:p>
          </table:table-cell>
        </table:table-row>
        <table:table-row table:style-name="ro1">
          <table:table-cell office:value-type="float" office:value="0.106" calcext:value-type="float">
            <text:p>0,106</text:p>
          </table:table-cell>
          <table:table-cell office:value-type="float" office:value="4.96" calcext:value-type="float">
            <text:p>4,96</text:p>
          </table:table-cell>
          <table:table-cell table:formula="of:=[.B47]-[.$B$51]" office:value-type="float" office:value="-41.4933333333333" calcext:value-type="float">
            <text:p>-41,4933333333</text:p>
          </table:table-cell>
          <table:table-cell table:formula="of:=[.C47]*[.C47]" office:value-type="float" office:value="1721.69671111111" calcext:value-type="float">
            <text:p>1721,6967111111</text:p>
          </table:table-cell>
          <table:table-cell table:formula="of:=[.$B$53]*[.A47]+[.$B$54]" office:value-type="float" office:value="4.36560643524" calcext:value-type="float">
            <text:p>4,3656064352</text:p>
          </table:table-cell>
          <table:table-cell table:formula="of:=[.B47]-[.E47]" office:value-type="float" office:value="0.59439356476" calcext:value-type="float">
            <text:p>0,5943935648</text:p>
          </table:table-cell>
          <table:table-cell table:formula="of:=[.F47]*[.F47]" office:value-type="float" office:value="0.3533037098281" calcext:value-type="float">
            <text:p>0,3533037098</text:p>
          </table:table-cell>
          <table:table-cell/>
          <table:table-cell office:value-type="float" office:value="0.106" calcext:value-type="float">
            <text:p>0,106</text:p>
          </table:table-cell>
          <table:table-cell office:value-type="float" office:value="4.96" calcext:value-type="float">
            <text:p>4,96</text:p>
          </table:table-cell>
          <table:table-cell table:formula="of:=[.J47]-[.$J$51]" office:value-type="float" office:value="-41.4933333333333" calcext:value-type="float">
            <text:p>-41,4933333333</text:p>
          </table:table-cell>
          <table:table-cell table:formula="of:=[.K47]*[.K47]" office:value-type="float" office:value="1721.69671111111" calcext:value-type="float">
            <text:p>1721,6967111111</text:p>
          </table:table-cell>
          <table:table-cell table:formula="of:=[.$J$53]*[.I47]+[.$J$54]" office:value-type="float" office:value="4.32452405181" calcext:value-type="float">
            <text:p>4,3245240518</text:p>
          </table:table-cell>
          <table:table-cell table:formula="of:=[.J47]-[.M47]" office:value-type="float" office:value="0.63547594819" calcext:value-type="float">
            <text:p>0,6354759482</text:p>
          </table:table-cell>
          <table:table-cell table:formula="of:=[.N47]*[.N47]" office:value-type="float" office:value="0.403829680727979" calcext:value-type="float">
            <text:p>0,403829680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style-name="ce3" office:value-type="string" calcext:value-type="string">
            <text:p>SUMME</text:p>
          </table:table-cell>
          <table:table-cell/>
          <table:table-cell table:formula="of:=SUM([.C37:.C48])" office:value-type="float" office:value="46.4533333333333" calcext:value-type="float">
            <text:p>46,4533333333</text:p>
          </table:table-cell>
          <table:table-cell table:formula="of:=SUM([.D37:.D48])" office:value-type="float" office:value="10876.0950888889" calcext:value-type="float">
            <text:p>10876,0950888889</text:p>
          </table:table-cell>
          <table:table-cell table:formula="of:=SUM([.E37:.E48])" office:value-type="float" office:value="557.43999999969" calcext:value-type="float">
            <text:p>557,4399999997</text:p>
          </table:table-cell>
          <table:table-cell table:formula="of:=SUM([.F37:.F48])" office:value-type="float" office:value="0.000000000309987591151639" calcext:value-type="float">
            <text:p>3,09987591151639E-10</text:p>
          </table:table-cell>
          <table:table-cell table:formula="of:=SUM([.G37:.G48])" office:value-type="float" office:value="2.71746456030623" calcext:value-type="float">
            <text:p>2,7174645603</text:p>
          </table:table-cell>
          <table:table-cell/>
          <table:table-cell table:style-name="ce3" office:value-type="string" calcext:value-type="string">
            <text:p>SUMME</text:p>
          </table:table-cell>
          <table:table-cell/>
          <table:table-cell table:formula="of:=SUM([.K37:.K48])" office:value-type="float" office:value="46.4533333333333" calcext:value-type="float">
            <text:p>46,4533333333</text:p>
          </table:table-cell>
          <table:table-cell table:formula="of:=SUM([.L37:.L48])" office:value-type="float" office:value="10876.0950888889" calcext:value-type="float">
            <text:p>10876,0950888889</text:p>
          </table:table-cell>
          <table:table-cell table:formula="of:=SUM([.M37:.M48])" office:value-type="float" office:value="553.06976456991" calcext:value-type="float">
            <text:p>553,0697645699</text:p>
          </table:table-cell>
          <table:table-cell table:formula="of:=SUM([.N37:.N48])" office:value-type="float" office:value="4.37023543008999" calcext:value-type="float">
            <text:p>4,3702354301</text:p>
          </table:table-cell>
          <table:table-cell table:formula="of:=SUM([.O37:.O48])" office:value-type="float" office:value="5.08543251949216" calcext:value-type="float">
            <text:p>5,0854325195</text:p>
          </table:table-cell>
        </table:table-row>
        <table:table-row table:style-name="ro1">
          <table:table-cell table:style-name="ce3" office:value-type="string" calcext:value-type="string">
            <text:p>Y_quer</text:p>
          </table:table-cell>
          <table:table-cell table:formula="of:=SUM([.B37:.B48])/12" office:value-type="float" office:value="46.4533333333333" calcext:value-type="float">
            <text:p>46,4533333333</text:p>
          </table:table-cell>
          <table:table-cell table:number-columns-repeated="6"/>
          <table:table-cell table:style-name="ce3" office:value-type="string" calcext:value-type="string">
            <text:p>Y_quer</text:p>
          </table:table-cell>
          <table:table-cell table:formula="of:=SUM([.J37:.J48])/12" office:value-type="float" office:value="46.4533333333333" calcext:value-type="float">
            <text:p>46,4533333333</text:p>
          </table:table-cell>
          <table:table-cell table:number-columns-repeated="5"/>
        </table:table-row>
        <table:table-row table:style-name="ro1">
          <table:table-cell table:style-name="ce3"/>
          <table:table-cell table:number-columns-repeated="7"/>
          <table:table-cell table:style-name="ce3"/>
          <table:table-cell table:number-columns-repeated="6"/>
        </table:table-row>
        <table:table-row table:style-name="ro1">
          <table:table-cell table:style-name="ce2" office:value-type="string" calcext:value-type="string">
            <text:p>m_ursprung</text:p>
          </table:table-cell>
          <table:table-cell table:style-name="ce5" office:value-type="float" office:value="50.387569655" calcext:value-type="float">
            <text:p>50,387569655</text:p>
          </table:table-cell>
          <table:table-cell table:number-columns-repeated="6"/>
          <table:table-cell table:style-name="ce2" office:value-type="string" calcext:value-type="string">
            <text:p>m_ursprung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b_entfällt</text:p>
          </table:table-cell>
          <table:table-cell office:value-type="float" office:value="-0.97547594819" calcext:value-type="float">
            <text:p>-0,9754759482</text:p>
          </table:table-cell>
          <table:table-cell table:style-name="ce6"/>
          <table:table-cell table:style-name="ce6" office:value-type="string" calcext:value-type="string">
            <text:p>R²=</text:p>
          </table:table-cell>
          <table:table-cell table:style-name="ce6" table:formula="of:=1-([.G50]/[.D50])" office:value-type="float" office:value="0.999750143361372" calcext:value-type="float">
            <text:p>0,9997501434</text:p>
          </table:table-cell>
          <table:table-cell table:style-name="ce6"/>
          <table:table-cell table:style-name="ce10"/>
          <table:table-cell/>
          <table:table-cell table:style-name="ce4" office:value-type="string" calcext:value-type="string">
            <text:p>b_entfällt</text:p>
          </table:table-cell>
          <table:table-cell table:style-name="ce11" office:value-type="float" office:value="-0.97547594819" calcext:value-type="float">
            <text:p>-0,9754759482</text:p>
          </table:table-cell>
          <table:table-cell table:style-name="ce6"/>
          <table:table-cell table:style-name="ce6" office:value-type="string" calcext:value-type="string">
            <text:p>R²=</text:p>
          </table:table-cell>
          <table:table-cell table:style-name="ce6" table:formula="of:=1-([.O50]/[.L50])" office:value-type="float" office:value="0.999532421105376" calcext:value-type="float">
            <text:p>0,9995324211</text:p>
          </table:table-cell>
          <table:table-cell table:style-name="ce6"/>
          <table:table-cell table:style-name="ce10"/>
        </table:table-row>
        <table:table-row table:style-name="ro1">
          <table:table-cell table:number-columns-repeated="6"/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>
            <text:p>100kV_Ursprung</text:p>
          </table:table-cell>
          <table:table-cell table:number-columns-repeated="5"/>
          <table:table-cell table:style-name="Default"/>
          <table:table-cell/>
          <table:table-cell table:style-name="ce1" office:value-type="string" calcext:value-type="string">
            <text:p>100kV_Ursprung+Umrechnungsfaktor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-y_quer</text:p>
          </table:table-cell>
          <table:table-cell office:value-type="string" calcext:value-type="string">
            <text:p>(Y-Y_quer)²</text:p>
          </table:table-cell>
          <table:table-cell office:value-type="string" calcext:value-type="string">
            <text:p>Y_dach</text:p>
          </table:table-cell>
          <table:table-cell office:value-type="string" calcext:value-type="string">
            <text:p>Y-Y_dach</text:p>
          </table:table-cell>
          <table:table-cell office:value-type="string" calcext:value-type="string">
            <text:p>(Y-Y_dach)²</text:p>
          </table:table-cell>
          <table:table-cell/>
          <table:table-cell table:style-name="ce3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-y_quer</text:p>
          </table:table-cell>
          <table:table-cell office:value-type="string" calcext:value-type="string">
            <text:p>(Y-Y_quer)²</text:p>
          </table:table-cell>
          <table:table-cell office:value-type="string" calcext:value-type="string">
            <text:p>Y_dach</text:p>
          </table:table-cell>
          <table:table-cell office:value-type="string" calcext:value-type="string">
            <text:p>Y-Y_dach</text:p>
          </table:table-cell>
          <table:table-cell office:value-type="string" calcext:value-type="string">
            <text:p>(Y-Y_dach)²</text:p>
          </table:table-cell>
        </table:table-row>
        <table:table-row table:style-name="ro1">
          <table:table-cell office:value-type="float" office:value="2.005" calcext:value-type="float">
            <text:p>2,005</text:p>
          </table:table-cell>
          <table:table-cell office:value-type="float" office:value="100.97" calcext:value-type="float">
            <text:p>100,97</text:p>
          </table:table-cell>
          <table:table-cell table:formula="of:=[.B58]-[.$B$72]" office:value-type="float" office:value="54.5166666666667" calcext:value-type="float">
            <text:p>54,5166666667</text:p>
          </table:table-cell>
          <table:table-cell table:formula="of:=[.C58]*[.C58]" office:value-type="float" office:value="2972.06694444444" calcext:value-type="float">
            <text:p>2972,0669444445</text:p>
          </table:table-cell>
          <table:table-cell table:formula="of:=[.$B$74]*[.A58]" office:value-type="float" office:value="101.027077158275" calcext:value-type="float">
            <text:p>101,0270771583</text:p>
          </table:table-cell>
          <table:table-cell table:formula="of:=[.B58]-[.E58]" office:value-type="float" office:value="-0.0570771582749927" calcext:value-type="float">
            <text:p>-0,0570771583</text:p>
          </table:table-cell>
          <table:table-cell table:formula="of:=[.F58]*[.F58]" office:value-type="float" office:value="0.00325780199674857" calcext:value-type="float">
            <text:p>0,003257802</text:p>
          </table:table-cell>
          <table:table-cell/>
          <table:table-cell office:value-type="float" office:value="2.005" calcext:value-type="float">
            <text:p>2,005</text:p>
          </table:table-cell>
          <table:table-cell office:value-type="float" office:value="100.97" calcext:value-type="float">
            <text:p>100,97</text:p>
          </table:table-cell>
          <table:table-cell table:formula="of:=[.J58]-[.$J$72]" office:value-type="float" office:value="54.5166666666667" calcext:value-type="float">
            <text:p>54,5166666667</text:p>
          </table:table-cell>
          <table:table-cell table:formula="of:=[.K58]*[.K58]" office:value-type="float" office:value="2972.06694444444" calcext:value-type="float">
            <text:p>2972,0669444445</text:p>
          </table:table-cell>
          <table:table-cell table:formula="of:=[.$J$74]*[.I58]" office:value-type="float" office:value="100.25" calcext:value-type="float">
            <text:p>100,25</text:p>
          </table:table-cell>
          <table:table-cell table:formula="of:=[.J58]-[.M58]" office:value-type="float" office:value="0.719999999999999" calcext:value-type="float">
            <text:p>0,72</text:p>
          </table:table-cell>
          <table:table-cell table:formula="of:=[.N58]*[.N58]" office:value-type="float" office:value="0.518399999999998" calcext:value-type="float">
            <text:p>0,5184</text:p>
          </table:table-cell>
        </table:table-row>
        <table:table-row table:style-name="ro1">
          <table:table-cell office:value-type="float" office:value="1.81" calcext:value-type="float">
            <text:p>1,81</text:p>
          </table:table-cell>
          <table:table-cell office:value-type="float" office:value="90.29" calcext:value-type="float">
            <text:p>90,29</text:p>
          </table:table-cell>
          <table:table-cell table:formula="of:=[.B59]-[.$B$72]" office:value-type="float" office:value="43.8366666666667" calcext:value-type="float">
            <text:p>43,8366666667</text:p>
          </table:table-cell>
          <table:table-cell table:formula="of:=[.C59]*[.C59]" office:value-type="float" office:value="1921.65334444444" calcext:value-type="float">
            <text:p>1921,6533444445</text:p>
          </table:table-cell>
          <table:table-cell table:formula="of:=[.$B$74]*[.A59]" office:value-type="float" office:value="91.20150107555" calcext:value-type="float">
            <text:p>91,2015010756</text:p>
          </table:table-cell>
          <table:table-cell table:formula="of:=[.B59]-[.E59]" office:value-type="float" office:value="-0.911501075549992" calcext:value-type="float">
            <text:p>-0,9115010755</text:p>
          </table:table-cell>
          <table:table-cell table:formula="of:=[.F59]*[.F59]" office:value-type="float" office:value="0.830834210728793" calcext:value-type="float">
            <text:p>0,8308342107</text:p>
          </table:table-cell>
          <table:table-cell/>
          <table:table-cell office:value-type="float" office:value="1.81" calcext:value-type="float">
            <text:p>1,81</text:p>
          </table:table-cell>
          <table:table-cell office:value-type="float" office:value="90.29" calcext:value-type="float">
            <text:p>90,29</text:p>
          </table:table-cell>
          <table:table-cell table:formula="of:=[.J59]-[.$J$72]" office:value-type="float" office:value="43.8366666666667" calcext:value-type="float">
            <text:p>43,8366666667</text:p>
          </table:table-cell>
          <table:table-cell table:formula="of:=[.K59]*[.K59]" office:value-type="float" office:value="1921.65334444444" calcext:value-type="float">
            <text:p>1921,6533444445</text:p>
          </table:table-cell>
          <table:table-cell table:formula="of:=[.$J$74]*[.I59]" office:value-type="float" office:value="90.5" calcext:value-type="float">
            <text:p>90,5</text:p>
          </table:table-cell>
          <table:table-cell table:formula="of:=[.J59]-[.M59]" office:value-type="float" office:value="-0.209999999999994" calcext:value-type="float">
            <text:p>-0,21</text:p>
          </table:table-cell>
          <table:table-cell table:formula="of:=[.N59]*[.N59]" office:value-type="float" office:value="0.0440999999999974" calcext:value-type="float">
            <text:p>0,0441</text:p>
          </table:table-cell>
        </table:table-row>
        <table:table-row table:style-name="ro1">
          <table:table-cell office:value-type="float" office:value="1.62" calcext:value-type="float">
            <text:p>1,62</text:p>
          </table:table-cell>
          <table:table-cell office:value-type="float" office:value="80.3" calcext:value-type="float">
            <text:p>80,3</text:p>
          </table:table-cell>
          <table:table-cell table:formula="of:=[.B60]-[.$B$72]" office:value-type="float" office:value="33.8466666666667" calcext:value-type="float">
            <text:p>33,8466666667</text:p>
          </table:table-cell>
          <table:table-cell table:formula="of:=[.C60]*[.C60]" office:value-type="float" office:value="1145.59684444444" calcext:value-type="float">
            <text:p>1145,5968444445</text:p>
          </table:table-cell>
          <table:table-cell table:formula="of:=[.$B$74]*[.A60]" office:value-type="float" office:value="81.6278628411" calcext:value-type="float">
            <text:p>81,6278628411</text:p>
          </table:table-cell>
          <table:table-cell table:formula="of:=[.B60]-[.E60]" office:value-type="float" office:value="-1.32786284110001" calcext:value-type="float">
            <text:p>-1,3278628411</text:p>
          </table:table-cell>
          <table:table-cell table:formula="of:=[.F60]*[.F60]" office:value-type="float" office:value="1.7632197247742" calcext:value-type="float">
            <text:p>1,7632197248</text:p>
          </table:table-cell>
          <table:table-cell/>
          <table:table-cell office:value-type="float" office:value="1.62" calcext:value-type="float">
            <text:p>1,62</text:p>
          </table:table-cell>
          <table:table-cell office:value-type="float" office:value="80.3" calcext:value-type="float">
            <text:p>80,3</text:p>
          </table:table-cell>
          <table:table-cell table:formula="of:=[.J60]-[.$J$72]" office:value-type="float" office:value="33.8466666666667" calcext:value-type="float">
            <text:p>33,8466666667</text:p>
          </table:table-cell>
          <table:table-cell table:formula="of:=[.K60]*[.K60]" office:value-type="float" office:value="1145.59684444444" calcext:value-type="float">
            <text:p>1145,5968444445</text:p>
          </table:table-cell>
          <table:table-cell table:formula="of:=[.$J$74]*[.I60]" office:value-type="float" office:value="81" calcext:value-type="float">
            <text:p>81</text:p>
          </table:table-cell>
          <table:table-cell table:formula="of:=[.J60]-[.M60]" office:value-type="float" office:value="-0.700000000000003" calcext:value-type="float">
            <text:p>-0,7</text:p>
          </table:table-cell>
          <table:table-cell table:formula="of:=[.N60]*[.N60]" office:value-type="float" office:value="0.490000000000004" calcext:value-type="float">
            <text:p>0,49</text:p>
          </table:table-cell>
        </table:table-row>
        <table:table-row table:style-name="ro1">
          <table:table-cell office:value-type="float" office:value="1.43" calcext:value-type="float">
            <text:p>1,43</text:p>
          </table:table-cell>
          <table:table-cell office:value-type="float" office:value="70.25" calcext:value-type="float">
            <text:p>70,25</text:p>
          </table:table-cell>
          <table:table-cell table:formula="of:=[.B61]-[.$B$72]" office:value-type="float" office:value="23.7966666666667" calcext:value-type="float">
            <text:p>23,7966666667</text:p>
          </table:table-cell>
          <table:table-cell table:formula="of:=[.C61]*[.C61]" office:value-type="float" office:value="566.281344444444" calcext:value-type="float">
            <text:p>566,2813444444</text:p>
          </table:table-cell>
          <table:table-cell table:formula="of:=[.$B$74]*[.A61]" office:value-type="float" office:value="72.05422460665" calcext:value-type="float">
            <text:p>72,0542246067</text:p>
          </table:table-cell>
          <table:table-cell table:formula="of:=[.B61]-[.E61]" office:value-type="float" office:value="-1.80422460665" calcext:value-type="float">
            <text:p>-1,8042246067</text:p>
          </table:table-cell>
          <table:table-cell table:formula="of:=[.F61]*[.F61]" office:value-type="float" office:value="3.25522643124133" calcext:value-type="float">
            <text:p>3,2552264312</text:p>
          </table:table-cell>
          <table:table-cell/>
          <table:table-cell office:value-type="float" office:value="1.43" calcext:value-type="float">
            <text:p>1,43</text:p>
          </table:table-cell>
          <table:table-cell office:value-type="float" office:value="70.25" calcext:value-type="float">
            <text:p>70,25</text:p>
          </table:table-cell>
          <table:table-cell table:formula="of:=[.J61]-[.$J$72]" office:value-type="float" office:value="23.7966666666667" calcext:value-type="float">
            <text:p>23,7966666667</text:p>
          </table:table-cell>
          <table:table-cell table:formula="of:=[.K61]*[.K61]" office:value-type="float" office:value="566.281344444444" calcext:value-type="float">
            <text:p>566,2813444444</text:p>
          </table:table-cell>
          <table:table-cell table:formula="of:=[.$J$74]*[.I61]" office:value-type="float" office:value="71.5" calcext:value-type="float">
            <text:p>71,5</text:p>
          </table:table-cell>
          <table:table-cell table:formula="of:=[.J61]-[.M61]" office:value-type="float" office:value="-1.25" calcext:value-type="float">
            <text:p>-1,25</text:p>
          </table:table-cell>
          <table:table-cell table:formula="of:=[.N61]*[.N61]" office:value-type="float" office:value="1.5625" calcext:value-type="float">
            <text:p>1,5625</text:p>
          </table:table-cell>
        </table:table-row>
        <table:table-row table:style-name="ro1">
          <table:table-cell office:value-type="float" office:value="1.22" calcext:value-type="float">
            <text:p>1,22</text:p>
          </table:table-cell>
          <table:table-cell office:value-type="float" office:value="60.6" calcext:value-type="float">
            <text:p>60,6</text:p>
          </table:table-cell>
          <table:table-cell table:formula="of:=[.B62]-[.$B$72]" office:value-type="float" office:value="14.1466666666667" calcext:value-type="float">
            <text:p>14,1466666667</text:p>
          </table:table-cell>
          <table:table-cell table:formula="of:=[.C62]*[.C62]" office:value-type="float" office:value="200.128177777778" calcext:value-type="float">
            <text:p>200,1281777778</text:p>
          </table:table-cell>
          <table:table-cell table:formula="of:=[.$B$74]*[.A62]" office:value-type="float" office:value="61.4728349791" calcext:value-type="float">
            <text:p>61,4728349791</text:p>
          </table:table-cell>
          <table:table-cell table:formula="of:=[.B62]-[.E62]" office:value-type="float" office:value="-0.872834979099999" calcext:value-type="float">
            <text:p>-0,8728349791</text:p>
          </table:table-cell>
          <table:table-cell table:formula="of:=[.F62]*[.F62]" office:value-type="float" office:value="0.761840900740495" calcext:value-type="float">
            <text:p>0,7618409007</text:p>
          </table:table-cell>
          <table:table-cell/>
          <table:table-cell office:value-type="float" office:value="1.22" calcext:value-type="float">
            <text:p>1,22</text:p>
          </table:table-cell>
          <table:table-cell office:value-type="float" office:value="60.6" calcext:value-type="float">
            <text:p>60,6</text:p>
          </table:table-cell>
          <table:table-cell table:formula="of:=[.J62]-[.$J$72]" office:value-type="float" office:value="14.1466666666667" calcext:value-type="float">
            <text:p>14,1466666667</text:p>
          </table:table-cell>
          <table:table-cell table:formula="of:=[.K62]*[.K62]" office:value-type="float" office:value="200.128177777778" calcext:value-type="float">
            <text:p>200,1281777778</text:p>
          </table:table-cell>
          <table:table-cell table:formula="of:=[.$J$74]*[.I62]" office:value-type="float" office:value="61" calcext:value-type="float">
            <text:p>61</text:p>
          </table:table-cell>
          <table:table-cell table:formula="of:=[.J62]-[.M62]" office:value-type="float" office:value="-0.399999999999999" calcext:value-type="float">
            <text:p>-0,4</text:p>
          </table:table-cell>
          <table:table-cell table:formula="of:=[.N62]*[.N62]" office:value-type="float" office:value="0.159999999999999" calcext:value-type="float">
            <text:p>0,16</text:p>
          </table:table-cell>
        </table:table-row>
        <table:table-row table:style-name="ro1">
          <table:table-cell office:value-type="float" office:value="1.02" calcext:value-type="float">
            <text:p>1,02</text:p>
          </table:table-cell>
          <table:table-cell office:value-type="float" office:value="49.93" calcext:value-type="float">
            <text:p>49,93</text:p>
          </table:table-cell>
          <table:table-cell table:formula="of:=[.B63]-[.$B$72]" office:value-type="float" office:value="3.47666666666666" calcext:value-type="float">
            <text:p>3,4766666667</text:p>
          </table:table-cell>
          <table:table-cell table:formula="of:=[.C63]*[.C63]" office:value-type="float" office:value="12.0872111111111" calcext:value-type="float">
            <text:p>12,0872111111</text:p>
          </table:table-cell>
          <table:table-cell table:formula="of:=[.$B$74]*[.A63]" office:value-type="float" office:value="51.3953210481" calcext:value-type="float">
            <text:p>51,3953210481</text:p>
          </table:table-cell>
          <table:table-cell table:formula="of:=[.B63]-[.E63]" office:value-type="float" office:value="-1.4653210481" calcext:value-type="float">
            <text:p>-1,4653210481</text:p>
          </table:table-cell>
          <table:table-cell table:formula="of:=[.F63]*[.F63]" office:value-type="float" office:value="2.14716577400489" calcext:value-type="float">
            <text:p>2,147165774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49.93" calcext:value-type="float">
            <text:p>49,93</text:p>
          </table:table-cell>
          <table:table-cell table:formula="of:=[.J63]-[.$J$72]" office:value-type="float" office:value="3.47666666666666" calcext:value-type="float">
            <text:p>3,4766666667</text:p>
          </table:table-cell>
          <table:table-cell table:formula="of:=[.K63]*[.K63]" office:value-type="float" office:value="12.0872111111111" calcext:value-type="float">
            <text:p>12,0872111111</text:p>
          </table:table-cell>
          <table:table-cell table:formula="of:=[.$J$74]*[.I63]" office:value-type="float" office:value="51" calcext:value-type="float">
            <text:p>51</text:p>
          </table:table-cell>
          <table:table-cell table:formula="of:=[.J63]-[.M63]" office:value-type="float" office:value="-1.07" calcext:value-type="float">
            <text:p>-1,07</text:p>
          </table:table-cell>
          <table:table-cell table:formula="of:=[.N63]*[.N63]" office:value-type="float" office:value="1.1449" calcext:value-type="float">
            <text:p>1,1449</text:p>
          </table:table-cell>
        </table:table-row>
        <table:table-row table:style-name="ro1">
          <table:table-cell office:value-type="float" office:value="0.81" calcext:value-type="float">
            <text:p>0,81</text:p>
          </table:table-cell>
          <table:table-cell office:value-type="float" office:value="40.04" calcext:value-type="float">
            <text:p>40,04</text:p>
          </table:table-cell>
          <table:table-cell table:formula="of:=[.B64]-[.$B$72]" office:value-type="float" office:value="-6.41333333333334" calcext:value-type="float">
            <text:p>-6,4133333333</text:p>
          </table:table-cell>
          <table:table-cell table:formula="of:=[.C64]*[.C64]" office:value-type="float" office:value="41.1308444444445" calcext:value-type="float">
            <text:p>41,1308444444</text:p>
          </table:table-cell>
          <table:table-cell table:formula="of:=[.$B$74]*[.A64]" office:value-type="float" office:value="40.81393142055" calcext:value-type="float">
            <text:p>40,8139314206</text:p>
          </table:table-cell>
          <table:table-cell table:formula="of:=[.B64]-[.E64]" office:value-type="float" office:value="-0.773931420550007" calcext:value-type="float">
            <text:p>-0,7739314206</text:p>
          </table:table-cell>
          <table:table-cell table:formula="of:=[.F64]*[.F64]" office:value-type="float" office:value="0.598969843714551" calcext:value-type="float">
            <text:p>0,5989698437</text:p>
          </table:table-cell>
          <table:table-cell/>
          <table:table-cell office:value-type="float" office:value="0.81" calcext:value-type="float">
            <text:p>0,81</text:p>
          </table:table-cell>
          <table:table-cell office:value-type="float" office:value="40.04" calcext:value-type="float">
            <text:p>40,04</text:p>
          </table:table-cell>
          <table:table-cell table:formula="of:=[.J64]-[.$J$72]" office:value-type="float" office:value="-6.41333333333334" calcext:value-type="float">
            <text:p>-6,4133333333</text:p>
          </table:table-cell>
          <table:table-cell table:formula="of:=[.K64]*[.K64]" office:value-type="float" office:value="41.1308444444445" calcext:value-type="float">
            <text:p>41,1308444444</text:p>
          </table:table-cell>
          <table:table-cell table:formula="of:=[.$J$74]*[.I64]" office:value-type="float" office:value="40.5" calcext:value-type="float">
            <text:p>40,5</text:p>
          </table:table-cell>
          <table:table-cell table:formula="of:=[.J64]-[.M64]" office:value-type="float" office:value="-0.460000000000001" calcext:value-type="float">
            <text:p>-0,46</text:p>
          </table:table-cell>
          <table:table-cell table:formula="of:=[.N64]*[.N64]" office:value-type="float" office:value="0.211600000000001" calcext:value-type="float">
            <text:p>0,2116</text:p>
          </table:table-cell>
        </table:table-row>
        <table:table-row table:style-name="ro1">
          <table:table-cell office:value-type="float" office:value="0.61" calcext:value-type="float">
            <text:p>0,61</text:p>
          </table:table-cell>
          <table:table-cell office:value-type="float" office:value="30.05" calcext:value-type="float">
            <text:p>30,05</text:p>
          </table:table-cell>
          <table:table-cell table:formula="of:=[.B65]-[.$B$72]" office:value-type="float" office:value="-16.4033333333333" calcext:value-type="float">
            <text:p>-16,4033333333</text:p>
          </table:table-cell>
          <table:table-cell table:formula="of:=[.C65]*[.C65]" office:value-type="float" office:value="269.069344444445" calcext:value-type="float">
            <text:p>269,0693444444</text:p>
          </table:table-cell>
          <table:table-cell table:formula="of:=[.$B$74]*[.A65]" office:value-type="float" office:value="30.73641748955" calcext:value-type="float">
            <text:p>30,7364174896</text:p>
          </table:table-cell>
          <table:table-cell table:formula="of:=[.B65]-[.E65]" office:value-type="float" office:value="-0.686417489549999" calcext:value-type="float">
            <text:p>-0,6864174896</text:p>
          </table:table-cell>
          <table:table-cell table:formula="of:=[.F65]*[.F65]" office:value-type="float" office:value="0.471168969960123" calcext:value-type="float">
            <text:p>0,47116897</text:p>
          </table:table-cell>
          <table:table-cell/>
          <table:table-cell office:value-type="float" office:value="0.61" calcext:value-type="float">
            <text:p>0,61</text:p>
          </table:table-cell>
          <table:table-cell office:value-type="float" office:value="30.05" calcext:value-type="float">
            <text:p>30,05</text:p>
          </table:table-cell>
          <table:table-cell table:formula="of:=[.J65]-[.$J$72]" office:value-type="float" office:value="-16.4033333333333" calcext:value-type="float">
            <text:p>-16,4033333333</text:p>
          </table:table-cell>
          <table:table-cell table:formula="of:=[.K65]*[.K65]" office:value-type="float" office:value="269.069344444445" calcext:value-type="float">
            <text:p>269,0693444444</text:p>
          </table:table-cell>
          <table:table-cell table:formula="of:=[.$J$74]*[.I65]" office:value-type="float" office:value="30.5" calcext:value-type="float">
            <text:p>30,5</text:p>
          </table:table-cell>
          <table:table-cell table:formula="of:=[.J65]-[.M65]" office:value-type="float" office:value="-0.449999999999999" calcext:value-type="float">
            <text:p>-0,45</text:p>
          </table:table-cell>
          <table:table-cell table:formula="of:=[.N65]*[.N65]" office:value-type="float" office:value="0.202499999999999" calcext:value-type="float">
            <text:p>0,2025</text:p>
          </table:table-cell>
        </table:table-row>
        <table:table-row table:style-name="ro1">
          <table:table-cell office:value-type="float" office:value="0.429" calcext:value-type="float">
            <text:p>0,429</text:p>
          </table:table-cell>
          <table:table-cell office:value-type="float" office:value="20.07" calcext:value-type="float">
            <text:p>20,07</text:p>
          </table:table-cell>
          <table:table-cell table:formula="of:=[.B66]-[.$B$72]" office:value-type="float" office:value="-26.3833333333333" calcext:value-type="float">
            <text:p>-26,3833333333</text:p>
          </table:table-cell>
          <table:table-cell table:formula="of:=[.C66]*[.C66]" office:value-type="float" office:value="696.080277777778" calcext:value-type="float">
            <text:p>696,0802777778</text:p>
          </table:table-cell>
          <table:table-cell table:formula="of:=[.$B$74]*[.A66]" office:value-type="float" office:value="21.616267381995" calcext:value-type="float">
            <text:p>21,616267382</text:p>
          </table:table-cell>
          <table:table-cell table:formula="of:=[.B66]-[.E66]" office:value-type="float" office:value="-1.546267381995" calcext:value-type="float">
            <text:p>-1,546267382</text:p>
          </table:table-cell>
          <table:table-cell table:formula="of:=[.F66]*[.F66]" office:value-type="float" office:value="2.39094281662166" calcext:value-type="float">
            <text:p>2,3909428166</text:p>
          </table:table-cell>
          <table:table-cell/>
          <table:table-cell office:value-type="float" office:value="0.429" calcext:value-type="float">
            <text:p>0,429</text:p>
          </table:table-cell>
          <table:table-cell office:value-type="float" office:value="20.07" calcext:value-type="float">
            <text:p>20,07</text:p>
          </table:table-cell>
          <table:table-cell table:formula="of:=[.J66]-[.$J$72]" office:value-type="float" office:value="-26.3833333333333" calcext:value-type="float">
            <text:p>-26,3833333333</text:p>
          </table:table-cell>
          <table:table-cell table:formula="of:=[.K66]*[.K66]" office:value-type="float" office:value="696.080277777778" calcext:value-type="float">
            <text:p>696,0802777778</text:p>
          </table:table-cell>
          <table:table-cell table:formula="of:=[.$J$74]*[.I66]" office:value-type="float" office:value="21.45" calcext:value-type="float">
            <text:p>21,45</text:p>
          </table:table-cell>
          <table:table-cell table:formula="of:=[.J66]-[.M66]" office:value-type="float" office:value="-1.38" calcext:value-type="float">
            <text:p>-1,38</text:p>
          </table:table-cell>
          <table:table-cell table:formula="of:=[.N66]*[.N66]" office:value-type="float" office:value="1.9044" calcext:value-type="float">
            <text:p>1,9044</text:p>
          </table:table-cell>
        </table:table-row>
        <table:table-row table:style-name="ro1">
          <table:table-cell office:value-type="float" office:value="0.216" calcext:value-type="float">
            <text:p>0,216</text:p>
          </table:table-cell>
          <table:table-cell office:value-type="float" office:value="9.98" calcext:value-type="float">
            <text:p>9,98</text:p>
          </table:table-cell>
          <table:table-cell table:formula="of:=[.B67]-[.$B$72]" office:value-type="float" office:value="-36.4733333333333" calcext:value-type="float">
            <text:p>-36,4733333333</text:p>
          </table:table-cell>
          <table:table-cell table:formula="of:=[.C67]*[.C67]" office:value-type="float" office:value="1330.30404444445" calcext:value-type="float">
            <text:p>1330,3040444445</text:p>
          </table:table-cell>
          <table:table-cell table:formula="of:=[.$B$74]*[.A67]" office:value-type="float" office:value="10.88371504548" calcext:value-type="float">
            <text:p>10,8837150455</text:p>
          </table:table-cell>
          <table:table-cell table:formula="of:=[.B67]-[.E67]" office:value-type="float" office:value="-0.90371504548" calcext:value-type="float">
            <text:p>-0,9037150455</text:p>
          </table:table-cell>
          <table:table-cell table:formula="of:=[.F67]*[.F67]" office:value-type="float" office:value="0.816700883426919" calcext:value-type="float">
            <text:p>0,8167008834</text:p>
          </table:table-cell>
          <table:table-cell/>
          <table:table-cell office:value-type="float" office:value="0.216" calcext:value-type="float">
            <text:p>0,216</text:p>
          </table:table-cell>
          <table:table-cell office:value-type="float" office:value="9.98" calcext:value-type="float">
            <text:p>9,98</text:p>
          </table:table-cell>
          <table:table-cell table:formula="of:=[.J67]-[.$J$72]" office:value-type="float" office:value="-36.4733333333333" calcext:value-type="float">
            <text:p>-36,4733333333</text:p>
          </table:table-cell>
          <table:table-cell table:formula="of:=[.K67]*[.K67]" office:value-type="float" office:value="1330.30404444445" calcext:value-type="float">
            <text:p>1330,3040444445</text:p>
          </table:table-cell>
          <table:table-cell table:formula="of:=[.$J$74]*[.I67]" office:value-type="float" office:value="10.8" calcext:value-type="float">
            <text:p>10,8</text:p>
          </table:table-cell>
          <table:table-cell table:formula="of:=[.J67]-[.M67]" office:value-type="float" office:value="-0.82" calcext:value-type="float">
            <text:p>-0,82</text:p>
          </table:table-cell>
          <table:table-cell table:formula="of:=[.N67]*[.N67]" office:value-type="float" office:value="0.6724" calcext:value-type="float">
            <text:p>0,6724</text:p>
          </table:table-cell>
        </table:table-row>
        <table:table-row table:style-name="ro1">
          <table:table-cell office:value-type="float" office:value="0.106" calcext:value-type="float">
            <text:p>0,106</text:p>
          </table:table-cell>
          <table:table-cell office:value-type="float" office:value="4.96" calcext:value-type="float">
            <text:p>4,96</text:p>
          </table:table-cell>
          <table:table-cell table:formula="of:=[.B68]-[.$B$72]" office:value-type="float" office:value="-41.4933333333333" calcext:value-type="float">
            <text:p>-41,4933333333</text:p>
          </table:table-cell>
          <table:table-cell table:formula="of:=[.C68]*[.C68]" office:value-type="float" office:value="1721.69671111111" calcext:value-type="float">
            <text:p>1721,6967111111</text:p>
          </table:table-cell>
          <table:table-cell table:formula="of:=[.$B$74]*[.A68]" office:value-type="float" office:value="5.34108238343" calcext:value-type="float">
            <text:p>5,3410823834</text:p>
          </table:table-cell>
          <table:table-cell table:formula="of:=[.B68]-[.E68]" office:value-type="float" office:value="-0.38108238343" calcext:value-type="float">
            <text:p>-0,3810823834</text:p>
          </table:table-cell>
          <table:table-cell table:formula="of:=[.F68]*[.F68]" office:value-type="float" office:value="0.145223782960689" calcext:value-type="float">
            <text:p>0,145223783</text:p>
          </table:table-cell>
          <table:table-cell/>
          <table:table-cell office:value-type="float" office:value="0.106" calcext:value-type="float">
            <text:p>0,106</text:p>
          </table:table-cell>
          <table:table-cell office:value-type="float" office:value="4.96" calcext:value-type="float">
            <text:p>4,96</text:p>
          </table:table-cell>
          <table:table-cell table:formula="of:=[.J68]-[.$J$72]" office:value-type="float" office:value="-41.4933333333333" calcext:value-type="float">
            <text:p>-41,4933333333</text:p>
          </table:table-cell>
          <table:table-cell table:formula="of:=[.K68]*[.K68]" office:value-type="float" office:value="1721.69671111111" calcext:value-type="float">
            <text:p>1721,6967111111</text:p>
          </table:table-cell>
          <table:table-cell table:formula="of:=[.$J$74]*[.I68]" office:value-type="float" office:value="5.3" calcext:value-type="float">
            <text:p>5,3</text:p>
          </table:table-cell>
          <table:table-cell table:formula="of:=[.J68]-[.M68]" office:value-type="float" office:value="-0.34" calcext:value-type="float">
            <text:p>-0,34</text:p>
          </table:table-cell>
          <table:table-cell table:formula="of:=[.N68]*[.N68]" office:value-type="float" office:value="0.1156" calcext:value-type="float">
            <text:p>0,115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style-name="ce3" office:value-type="string" calcext:value-type="string">
            <text:p>SUMME</text:p>
          </table:table-cell>
          <table:table-cell/>
          <table:table-cell table:formula="of:=SUM([.C58:.C69])" office:value-type="float" office:value="46.4533333333333" calcext:value-type="float">
            <text:p>46,4533333333</text:p>
          </table:table-cell>
          <table:table-cell table:formula="of:=SUM([.D58:.D69])" office:value-type="float" office:value="10876.0950888889" calcext:value-type="float">
            <text:p>10876,0950888889</text:p>
          </table:table-cell>
          <table:table-cell table:formula="of:=SUM([.E58:.E69])" office:value-type="float" office:value="568.17023542978" calcext:value-type="float">
            <text:p>568,1702354298</text:p>
          </table:table-cell>
          <table:table-cell table:formula="of:=SUM([.F58:.F69])" office:value-type="float" office:value="-10.73023542978" calcext:value-type="float">
            <text:p>-10,7302354298</text:p>
          </table:table-cell>
          <table:table-cell table:formula="of:=SUM([.G58:.G69])" office:value-type="float" office:value="13.1845511401704" calcext:value-type="float">
            <text:p>13,1845511402</text:p>
          </table:table-cell>
          <table:table-cell/>
          <table:table-cell table:style-name="ce3" office:value-type="string" calcext:value-type="string">
            <text:p>SUMME</text:p>
          </table:table-cell>
          <table:table-cell/>
          <table:table-cell table:formula="of:=SUM([.K58:.K69])" office:value-type="float" office:value="46.4533333333333" calcext:value-type="float">
            <text:p>46,4533333333</text:p>
          </table:table-cell>
          <table:table-cell table:formula="of:=SUM([.L58:.L69])" office:value-type="float" office:value="10876.0950888889" calcext:value-type="float">
            <text:p>10876,0950888889</text:p>
          </table:table-cell>
          <table:table-cell table:formula="of:=SUM([.M58:.M69])" office:value-type="float" office:value="563.8" calcext:value-type="float">
            <text:p>563,8</text:p>
          </table:table-cell>
          <table:table-cell table:formula="of:=SUM([.N58:.N69])" office:value-type="float" office:value="-6.36" calcext:value-type="float">
            <text:p>-6,36</text:p>
          </table:table-cell>
          <table:table-cell table:formula="of:=SUM([.O58:.O69])" office:value-type="float" office:value="7.0264" calcext:value-type="float">
            <text:p>7,0264</text:p>
          </table:table-cell>
        </table:table-row>
        <table:table-row table:style-name="ro1">
          <table:table-cell table:style-name="ce3" office:value-type="string" calcext:value-type="string">
            <text:p>Y_quer</text:p>
          </table:table-cell>
          <table:table-cell table:formula="of:=SUM([.B58:.B69])/12" office:value-type="float" office:value="46.4533333333333" calcext:value-type="float">
            <text:p>46,4533333333</text:p>
          </table:table-cell>
          <table:table-cell table:number-columns-repeated="6"/>
          <table:table-cell table:style-name="ce3" office:value-type="string" calcext:value-type="string">
            <text:p>Y_quer</text:p>
          </table:table-cell>
          <table:table-cell table:formula="of:=SUM([.J58:.J69])/12" office:value-type="float" office:value="46.4533333333333" calcext:value-type="float">
            <text:p>46,4533333333</text:p>
          </table:table-cell>
          <table:table-cell table:number-columns-repeated="5"/>
        </table:table-row>
        <table:table-row table:style-name="ro1">
          <table:table-cell table:style-name="ce3"/>
          <table:table-cell table:number-columns-repeated="7"/>
          <table:table-cell table:style-name="ce3"/>
          <table:table-cell table:number-columns-repeated="6"/>
        </table:table-row>
        <table:table-row table:style-name="ro1">
          <table:table-cell table:style-name="ce2" office:value-type="string" calcext:value-type="string">
            <text:p>m_ursprung</text:p>
          </table:table-cell>
          <table:table-cell table:style-name="ce5" office:value-type="float" office:value="50.387569655" calcext:value-type="float">
            <text:p>50,387569655</text:p>
          </table:table-cell>
          <table:table-cell table:number-columns-repeated="6"/>
          <table:table-cell table:style-name="ce2" office:value-type="string" calcext:value-type="string">
            <text:p>m_ursprung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b_entfällt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R²=</text:p>
          </table:table-cell>
          <table:table-cell table:style-name="ce6" table:formula="of:=1-([.G71]/[.D71])" office:value-type="float" office:value="0.998787749552352" calcext:value-type="float">
            <text:p>0,9987877496</text:p>
          </table:table-cell>
          <table:table-cell table:style-name="ce6"/>
          <table:table-cell table:style-name="ce10"/>
          <table:table-cell/>
          <table:table-cell table:style-name="ce4" office:value-type="string" calcext:value-type="string">
            <text:p>b_entfällt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R²=</text:p>
          </table:table-cell>
          <table:table-cell table:style-name="ce6" table:formula="of:=1-([.O71]/[.L71])" office:value-type="float" office:value="0.999353959307769" calcext:value-type="float">
            <text:p>0,9993539593</text:p>
          </table:table-cell>
          <table:table-cell table:style-name="ce6"/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1">00.00.0000</text:date>, <text:time style:data-style-name="N2" text:time-value="01:13:46.48326279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1T12:42:51.481995463</dc:date>
    <meta:editing-duration>PT40M53S</meta:editing-duration>
    <meta:editing-cycles>5</meta:editing-cycles>
    <meta:generator>LibreOffice/5.1.6.2$Linux_X86_64 LibreOffice_project/10m0$Build-2</meta:generator>
    <meta:document-statistic meta:table-count="1" meta:cell-count="652" meta:object-count="0"/>
  </office:meta>
</office:document-meta>
</file>